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1" svg:font-family="Helvetica" style:font-family-generic="swiss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rsid="002174de" officeooo:paragraph-rsid="002174de"/>
    </style:style>
    <style:style style:name="P2" style:family="paragraph" style:parent-style-name="SBC_3a_reference">
      <style:text-properties officeooo:paragraph-rsid="006088d6"/>
    </style:style>
    <style:style style:name="P3" style:family="paragraph" style:parent-style-name="SBC_3a_reference">
      <style:text-properties officeooo:paragraph-rsid="0061c95d"/>
    </style:style>
    <style:style style:name="P4" style:family="paragraph" style:parent-style-name="SBC_3a_paragraph">
      <style:text-properties officeooo:rsid="00219112" officeooo:paragraph-rsid="00219112"/>
    </style:style>
    <style:style style:name="P5" style:family="paragraph" style:parent-style-name="SBC_3a_paragraph">
      <style:text-properties officeooo:rsid="00219112" officeooo:paragraph-rsid="003301e3"/>
    </style:style>
    <style:style style:name="P6" style:family="paragraph" style:parent-style-name="SBC_3a_paragraph">
      <style:text-properties officeooo:rsid="00219112" officeooo:paragraph-rsid="003e2169"/>
    </style:style>
    <style:style style:name="P7" style:family="paragraph" style:parent-style-name="SBC_3a_paragraph">
      <style:text-properties officeooo:rsid="00219112" officeooo:paragraph-rsid="00427c8d"/>
    </style:style>
    <style:style style:name="P8" style:family="paragraph" style:parent-style-name="SBC_3a_paragraph">
      <style:text-properties officeooo:rsid="00219112" officeooo:paragraph-rsid="0046ab73"/>
    </style:style>
    <style:style style:name="P9" style:family="paragraph" style:parent-style-name="SBC_3a_paragraph">
      <style:text-properties officeooo:paragraph-rsid="002599f3"/>
    </style:style>
    <style:style style:name="P10" style:family="paragraph" style:parent-style-name="SBC_3a_paragraph_3a_first">
      <style:text-properties officeooo:paragraph-rsid="00210f80"/>
    </style:style>
    <style:style style:name="P11" style:family="paragraph" style:parent-style-name="SBC_3a_paragraph_3a_first">
      <style:text-properties officeooo:paragraph-rsid="002e93bf"/>
    </style:style>
    <style:style style:name="P12" style:family="paragraph" style:parent-style-name="SBC_3a_paragraph_3a_first">
      <style:text-properties officeooo:paragraph-rsid="0035bfac"/>
    </style:style>
    <style:style style:name="P13" style:family="paragraph" style:parent-style-name="SBC_3a_paragraph_3a_first">
      <style:text-properties officeooo:rsid="005c87a2" officeooo:paragraph-rsid="005cc7c9"/>
    </style:style>
    <style:style style:name="P14" style:family="paragraph" style:parent-style-name="Caption">
      <style:text-properties officeooo:paragraph-rsid="002e381c"/>
    </style:style>
    <style:style style:name="P15" style:family="paragraph" style:parent-style-name="Caption">
      <style:text-properties officeooo:paragraph-rsid="003d1e87"/>
    </style:style>
    <style:style style:name="P16" style:family="paragraph" style:parent-style-name="Caption">
      <style:text-properties officeooo:paragraph-rsid="003efca5"/>
    </style:style>
    <style:style style:name="P17" style:family="paragraph" style:parent-style-name="Caption">
      <style:text-properties officeooo:paragraph-rsid="003fa6d0"/>
    </style:style>
    <style:style style:name="P18" style:family="paragraph" style:parent-style-name="Caption">
      <style:text-properties officeooo:paragraph-rsid="00404b11"/>
    </style:style>
    <style:style style:name="P19" style:family="paragraph" style:parent-style-name="Caption">
      <style:text-properties officeooo:paragraph-rsid="00434820"/>
    </style:style>
    <style:style style:name="P20" style:family="paragraph" style:parent-style-name="Caption">
      <style:text-properties officeooo:paragraph-rsid="004cdcbc"/>
    </style:style>
    <style:style style:name="P21" style:family="paragraph" style:parent-style-name="Caption">
      <style:text-properties officeooo:paragraph-rsid="0055f800"/>
    </style:style>
    <style:style style:name="P22" style:family="paragraph" style:parent-style-name="Caption">
      <style:text-properties officeooo:rsid="002174de" officeooo:paragraph-rsid="0056520e"/>
    </style:style>
    <style:style style:name="P23" style:family="paragraph" style:parent-style-name="Caption">
      <style:text-properties officeooo:rsid="002174de" officeooo:paragraph-rsid="0057f14b"/>
    </style:style>
    <style:style style:name="P24" style:family="paragraph" style:parent-style-name="SBC_3a_paragraph">
      <style:paragraph-properties fo:margin-left="0cm" fo:margin-right="0cm" fo:text-indent="0cm" style:auto-text-indent="false"/>
      <style:text-properties officeooo:paragraph-rsid="002599f3"/>
    </style:style>
    <style:style style:name="P25" style:family="paragraph" style:parent-style-name="Caption">
      <style:text-properties style:font-name="Helvetica1" fo:font-style="normal" fo:font-weight="bold" officeooo:paragraph-rsid="003d1e87" style:font-style-asian="normal" style:font-weight-asian="bold" style:font-style-complex="normal" style:font-weight-complex="bold"/>
    </style:style>
    <style:style style:name="P26" style:family="paragraph" style:parent-style-name="Caption">
      <style:text-properties style:font-name="Helvetica1" fo:font-style="normal" fo:font-weight="bold" officeooo:paragraph-rsid="003b71ed" style:font-style-asian="normal" style:font-weight-asian="bold" style:font-style-complex="normal" style:font-weight-complex="bold"/>
    </style:style>
    <style:style style:name="P27" style:family="paragraph" style:parent-style-name="SBC_3a_reference">
      <style:text-properties officeooo:rsid="006088d6"/>
    </style:style>
    <style:style style:name="P28" style:family="paragraph" style:parent-style-name="SBC_3a_reference">
      <style:text-properties officeooo:rsid="006088d6" officeooo:paragraph-rsid="0061c95d"/>
    </style:style>
    <style:style style:name="P29" style:family="paragraph" style:parent-style-name="SBC_3a_reference">
      <style:text-properties officeooo:rsid="006088d6" officeooo:paragraph-rsid="006088d6"/>
    </style:style>
    <style:style style:name="P30" style:family="paragraph" style:parent-style-name="SBC_3a_paragraph">
      <style:paragraph-properties fo:margin-left="0cm" fo:margin-right="0cm" fo:text-indent="0cm" style:auto-text-indent="false"/>
      <style:text-properties officeooo:rsid="00345594" officeooo:paragraph-rsid="003301e3"/>
    </style:style>
    <style:style style:name="P31" style:family="paragraph" style:parent-style-name="SBC_3a_paragraph">
      <style:text-properties officeooo:rsid="00313295" officeooo:paragraph-rsid="004e24a7"/>
    </style:style>
    <style:style style:name="P32" style:family="paragraph" style:parent-style-name="SBC_3a_paragraph">
      <style:text-properties officeooo:rsid="00313295" officeooo:paragraph-rsid="0056520e"/>
    </style:style>
    <style:style style:name="P33" style:family="paragraph" style:parent-style-name="SBC_3a_paragraph">
      <style:text-properties officeooo:rsid="00313295" officeooo:paragraph-rsid="0059f3bb"/>
    </style:style>
    <style:style style:name="P34" style:family="paragraph" style:parent-style-name="SBC_3a_paragraph_3a_first">
      <style:text-properties officeooo:rsid="002969a9" officeooo:paragraph-rsid="002969a9"/>
    </style:style>
    <style:style style:name="P35" style:family="paragraph" style:parent-style-name="SBC_3a_title" style:master-page-name="Standard">
      <style:paragraph-properties style:page-number="auto"/>
      <style:text-properties officeooo:rsid="0017bd80"/>
    </style:style>
    <style:style style:name="P36" style:family="paragraph" style:parent-style-name="SBC_3a_title_3a_2">
      <style:text-properties officeooo:rsid="002a5d3a" officeooo:paragraph-rsid="002a5d3a"/>
    </style:style>
    <style:style style:name="P37" style:family="paragraph" style:parent-style-name="SBC_3a_title_3a_2">
      <style:text-properties officeooo:rsid="003301e3" officeooo:paragraph-rsid="003301e3"/>
    </style:style>
    <style:style style:name="P38" style:family="paragraph" style:parent-style-name="SBC_3a_title_3a_1">
      <style:text-properties officeooo:rsid="001d3c22" officeooo:paragraph-rsid="001d3c22"/>
    </style:style>
    <style:style style:name="P39" style:family="paragraph" style:parent-style-name="SBC_3a_title_3a_1">
      <style:text-properties officeooo:rsid="002174de"/>
    </style:style>
    <style:style style:name="P40" style:family="paragraph" style:parent-style-name="SBC_3a_title_3a_1">
      <style:text-properties officeooo:rsid="0021c516" officeooo:paragraph-rsid="002816e8"/>
    </style:style>
    <style:style style:name="P41" style:family="paragraph" style:parent-style-name="SBC_3a_title_3a_1">
      <style:text-properties officeooo:rsid="0052b9a5" officeooo:paragraph-rsid="0052b9a5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7bd80"/>
    </style:style>
    <style:style style:name="T4" style:family="text">
      <style:text-properties officeooo:rsid="001959d8"/>
    </style:style>
    <style:style style:name="T5" style:family="text">
      <style:text-properties officeooo:rsid="001f886f"/>
    </style:style>
    <style:style style:name="T6" style:family="text">
      <style:text-properties officeooo:rsid="00210f80"/>
    </style:style>
    <style:style style:name="T7" style:family="text">
      <style:text-properties officeooo:rsid="002174de"/>
    </style:style>
    <style:style style:name="T8" style:family="text">
      <style:text-properties officeooo:rsid="00219112"/>
    </style:style>
    <style:style style:name="T9" style:family="text">
      <style:text-properties officeooo:rsid="0021bab0"/>
    </style:style>
    <style:style style:name="T10" style:family="text">
      <style:text-properties style:font-name="Helvetica1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Helvetica1" fo:font-style="normal" fo:font-weight="bold" officeooo:rsid="002599f3" style:font-style-asian="normal" style:font-weight-asian="bold" style:font-style-complex="normal" style:font-weight-complex="bold"/>
    </style:style>
    <style:style style:name="T12" style:family="text">
      <style:text-properties style:font-name="Helvetica1" fo:font-style="normal" fo:font-weight="bold" officeooo:rsid="002e381c" style:font-style-asian="normal" style:font-weight-asian="bold" style:font-style-complex="normal" style:font-weight-complex="bold"/>
    </style:style>
    <style:style style:name="T13" style:family="text">
      <style:text-properties style:font-name="Helvetica1" fo:font-style="normal" fo:font-weight="bold" officeooo:rsid="003301e3" style:font-style-asian="normal" style:font-weight-asian="bold" style:font-style-complex="normal" style:font-weight-complex="bold"/>
    </style:style>
    <style:style style:name="T14" style:family="text">
      <style:text-properties style:font-name="Helvetica1" fo:font-style="normal" fo:font-weight="bold" officeooo:rsid="00345594" style:font-style-asian="normal" style:font-weight-asian="bold" style:font-style-complex="normal" style:font-weight-complex="bold"/>
    </style:style>
    <style:style style:name="T15" style:family="text">
      <style:text-properties style:font-name="Helvetica1" fo:font-style="normal" fo:font-weight="bold" officeooo:rsid="003b642e" style:font-style-asian="normal" style:font-weight-asian="bold" style:font-style-complex="normal" style:font-weight-complex="bold"/>
    </style:style>
    <style:style style:name="T16" style:family="text">
      <style:text-properties style:font-name="Helvetica1" fo:font-style="normal" fo:font-weight="bold" officeooo:rsid="003b71ed" style:font-style-asian="normal" style:font-weight-asian="bold" style:font-style-complex="normal" style:font-weight-complex="bold"/>
    </style:style>
    <style:style style:name="T17" style:family="text">
      <style:text-properties style:font-name="Helvetica1" fo:font-style="normal" fo:font-weight="bold" officeooo:rsid="003efca5" style:font-style-asian="normal" style:font-weight-asian="bold" style:font-style-complex="normal" style:font-weight-complex="bold"/>
    </style:style>
    <style:style style:name="T18" style:family="text">
      <style:text-properties style:font-name="Helvetica1" fo:font-style="normal" fo:font-weight="bold" officeooo:rsid="00404b11" style:font-style-asian="normal" style:font-weight-asian="bold" style:font-style-complex="normal" style:font-weight-complex="bold"/>
    </style:style>
    <style:style style:name="T19" style:family="text">
      <style:text-properties style:font-name="Helvetica1" fo:font-style="normal" fo:font-weight="bold" officeooo:rsid="0040fc39" style:font-style-asian="normal" style:font-weight-asian="bold" style:font-style-complex="normal" style:font-weight-complex="bold"/>
    </style:style>
    <style:style style:name="T20" style:family="text">
      <style:text-properties style:font-name="Helvetica1" fo:font-style="normal" fo:font-weight="bold" officeooo:rsid="00434820" style:font-style-asian="normal" style:font-weight-asian="bold" style:font-style-complex="normal" style:font-weight-complex="bold"/>
    </style:style>
    <style:style style:name="T21" style:family="text">
      <style:text-properties style:font-name="Helvetica1" fo:font-style="normal" fo:font-weight="bold" officeooo:rsid="004cdcbc" style:font-style-asian="normal" style:font-weight-asian="bold" style:font-style-complex="normal" style:font-weight-complex="bold"/>
    </style:style>
    <style:style style:name="T22" style:family="text">
      <style:text-properties style:font-name="Helvetica1" fo:font-style="normal" fo:font-weight="bold" officeooo:rsid="004d0e9e" style:font-style-asian="normal" style:font-weight-asian="bold" style:font-style-complex="normal" style:font-weight-complex="bold"/>
    </style:style>
    <style:style style:name="T23" style:family="text">
      <style:text-properties style:font-name="Helvetica1" fo:font-style="normal" fo:font-weight="bold" officeooo:rsid="0055f800" style:font-style-asian="normal" style:font-weight-asian="bold" style:font-style-complex="normal" style:font-weight-complex="bold"/>
    </style:style>
    <style:style style:name="T24" style:family="text">
      <style:text-properties style:font-name="Helvetica1" fo:font-style="normal" fo:font-weight="bold" officeooo:rsid="0056520e" style:font-style-asian="normal" style:font-weight-asian="bold" style:font-style-complex="normal" style:font-weight-complex="bold"/>
    </style:style>
    <style:style style:name="T25" style:family="text">
      <style:text-properties style:font-name="Helvetica1" fo:font-style="normal" fo:font-weight="bold" officeooo:rsid="0057f14b" style:font-style-asian="normal" style:font-weight-asian="bold" style:font-style-complex="normal" style:font-weight-complex="bold"/>
    </style:style>
    <style:style style:name="T26" style:family="text">
      <style:text-properties style:font-name="Helvetica1" fo:font-style="normal" fo:font-weight="bold" officeooo:rsid="0058d0c4" style:font-style-asian="normal" style:font-weight-asian="bold" style:font-style-complex="normal" style:font-weight-complex="bold"/>
    </style:style>
    <style:style style:name="T27" style:family="text">
      <style:text-properties style:font-name="Helvetica1" fo:font-style="normal" fo:font-weight="bold" officeooo:rsid="00649606" style:font-style-asian="normal" style:font-weight-asian="bold" style:font-style-complex="normal" style:font-weight-complex="bold"/>
    </style:style>
    <style:style style:name="T28" style:family="text">
      <style:text-properties officeooo:rsid="002b57d4"/>
    </style:style>
    <style:style style:name="T29" style:family="text">
      <style:text-properties officeooo:rsid="00313295"/>
    </style:style>
    <style:style style:name="T30" style:family="text">
      <style:text-properties officeooo:rsid="003822cd"/>
    </style:style>
    <style:style style:name="T31" style:family="text">
      <style:text-properties officeooo:rsid="004b42f6"/>
    </style:style>
    <style:style style:name="T32" style:family="text">
      <style:text-properties officeooo:rsid="005cc7c9"/>
    </style:style>
    <style:style style:name="T33" style:family="text">
      <style:text-properties officeooo:rsid="006088d6"/>
    </style:style>
    <style:style style:name="T34" style:family="text">
      <style:text-properties officeooo:rsid="0061c95d"/>
    </style:style>
    <style:style style:name="T35" style:family="text">
      <style:text-properties officeooo:rsid="0063b5e2"/>
    </style:style>
    <style:style style:name="T36" style:family="text">
      <style:text-properties officeooo:rsid="00649606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Benchmark dos Sistemas de Arquivos Linux</text:p>
      <text:p text:style-name="SBC_3a_author_28_s_29_">Lu<text:span text:style-name="T3">an</text:span> <text:span text:style-name="T3">S</text:span>. <text:span text:style-name="T3">Einhardt</text:span><text:span text:style-name="T1">1</text:span></text:p>
      <text:p text:style-name="SBC_3a_institution"><text:span text:style-name="T1">1</text:span><text:span text:style-name="T3">Departamento de Ciência da Computação</text:span> – Universidade Federal <text:span text:style-name="T3">de Pelotas</text:span> (UF<text:span text:style-name="T3">Pel</text:span>)</text:p>
      <text:p text:style-name="SBC_3a_address">9<text:span text:style-name="T3">6</text:span>.<text:span text:style-name="T3">010</text:span>-<text:span text:style-name="T30">610</text:span> – P<text:span text:style-name="T3">elotas</text:span> – RS – Bra<text:span text:style-name="T35">s</text:span>il</text:p>
      <text:p text:style-name="SBC_3a_email"><text:span text:style-name="T3">ldseinhardt</text:span>@inf.<text:span text:style-name="T3">ufpel.edu</text:span>.br</text:p>
      <text:p text:style-name="SBC_3a_resumo"><text:span text:style-name="T2">Resumo.</text:span> Este <text:span text:style-name="T4">artigo tem como objetivo medir o desempenho de sistemas de arquivos linux ext3, ext4 e btrfs em escrita sequencial, reescrita sequencial, escrita aleatória, leitura sequencial, releitura e leitura aleatória, e também compará-los ao sistema de arquivos ntfs. Os testes de desempenho realizados utilizaram o sistema operacional Ubuntu 14.04 amd64, a ferramenta de benchmark de sistemas de arquivos IOZone e dispositivo de armazenamento HDD 7200 RPM S-ATA III</text:span>.</text:p>
      <text:h text:style-name="P38" text:outline-level="1">Introdução</text:h>
      <text:p text:style-name="P10"><text:span text:style-name="T5">Sistemas operacionais Linux possui suporte a diversos sistemas de arquivos, e este artigo tem como objetivo medir o desempenho de alguns desses, para isto foram selecionados o ext3, o seu sucessor ext4, atualmente utilizado em diversas distros como padrão, e o btrfs que promete ser o futuro</text:span>. <text:span text:style-name="T6">O btrfs começou a ser desenvolvido em 2007 na Oracle Corporation tendo melhorias de confiabilidade, escalabilidade e facilidade de gerenciamento em comparação ao ext4. </text:span></text:p>
      <text:p text:style-name="SBC_3a_paragraph"><text:span text:style-name="T6">Além dos sistemas de arquivos mencionados acima, foi proposto também compará-los ao ntfs, que não é utilizado em sistemas operacionais linux, muito embora o linux ofereça suporte a fim de compatibilidade com outros sistemas</text:span>.</text:p>
      <text:h text:style-name="P39" text:outline-level="1">Metodologia</text:h>
      <text:p text:style-name="P12"><text:span text:style-name="T8">Para este trabalho foi utilizado como ferramenta de benchmark o IOZone, tendo como sistema operacional o Ubuntu 14.04 amd64 e dispositivo de armazenamento HDD 7200 RPM S-ATA III da Western Digital.</text:span> </text:p>
      <text:p text:style-name="P4">Como método de medida de desempenho foi proposto fazer a média de três execuções para cada sistema de arquivos, medindo a escrita sequencial, <text:span text:style-name="T35">reescrita</text:span> sequencial, escrita aleatória, leitura sequencial, <text:span text:style-name="T35">releitura</text:span> sequencial e leitura aleatória, <text:span text:style-name="T9">para isto foi utilizado blocos de tamanho fixo em 64KB e arquivos de tamanho 64KB a 8GB</text:span>.</text:p>
      <text:p text:style-name="SBC_3a_paragraph">iozone -Rab output.ods -i 0 -i 1 -i 2 -f mnt/device/iozone.tmp -r 64<text:span text:style-name="T9">K</text:span> -g 8<text:span text:style-name="T9">G</text:span></text:p>
      <text:h text:style-name="P40" text:outline-level="1">Resultados</text:h>
      <text:p text:style-name="P34">Segue abaixo as considerações iniciais e os resultados obtidos.</text:p>
      <text:h text:style-name="P36" text:outline-level="2">Considerações iniciais</text:h>
      <text:p text:style-name="P11"><text:span text:style-name="T28">Como veremos a seguir, nos benchmarks realizados, podemos notar que para arquivos pequenos há uma variância, porém para arquivos grandes se torna insignificante</text:span>. <text:span text:style-name="T28">Essa variância foi notável em todos sistemas de arquivos.</text:span></text:p>
      <text:p text:style-name="Caption"><draw:frame draw:style-name="fr1" draw:name="Objeto1" text:anchor-type="paragraph" svg:width="15.998cm" svg:height="8.289cm" draw:z-index="1"><draw:object xlink:href="./Object 1" xlink:type="simple" xlink:show="embed" xlink:actuate="onLoad"/><draw:image xlink:href="./ObjectReplacements/Object 1" xlink:type="simple" xlink:show="embed" xlink:actuate="onLoad"/></draw:frame><text:soft-page-break/><text:span text:style-name="T10"> Figu</text:span><text:span text:style-name="T11">ra</text:span><text:span text:style-name="T10"> </text:span><text:span text:style-name="T11">1: Desempenho de Escrita do </text:span><text:span text:style-name="T12">BTRFS</text:span><text:span text:style-name="T10">.</text:span></text:p>
      <text:p text:style-name="P14"><draw:frame draw:style-name="fr1" draw:name="Objeto2" text:anchor-type="paragraph" svg:width="15.998cm" svg:height="8.396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0">Figu</text:span><text:span text:style-name="T11">ra</text:span><text:span text:style-name="T10"> </text:span><text:span text:style-name="T13">2</text:span><text:span text:style-name="T11">: Desempenho de </text:span><text:span text:style-name="T14">Leitura</text:span><text:span text:style-name="T11"> do </text:span><text:span text:style-name="T12">BTRFS</text:span><text:span text:style-name="T10">.</text:span></text:p>
      <text:p text:style-name="P5"><text:span text:style-name="T29">Como exemplo, temos acima os resultados obtidos para btrfs em escrita e leitura sequencial</text:span>.</text:p>
      <text:h text:style-name="P37" text:outline-level="2">Comparações de sistemas de arquivos</text:h>
      <text:p text:style-name="P30"><text:span text:style-name="T36">V</text:span>eremos o desempenho dos sistemas de arquivos para os diversos testes realizados.</text:p>
      <text:p text:style-name="P24"><draw:frame draw:style-name="fr1" draw:name="Objeto3" text:anchor-type="paragraph" svg:width="16cm" svg:height="8.44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5"><text:soft-page-break/><text:span text:style-name="T10">Figu</text:span><text:span text:style-name="T11">ra</text:span><text:span text:style-name="T10"> </text:span><text:span text:style-name="T15">3</text:span><text:span text:style-name="T11">: </text:span><text:span text:style-name="T16">Comparação de desempenho para escrita sequencial</text:span><text:span text:style-name="T10">.</text:span></text:p>
      <text:p text:style-name="P25"/>
      <text:p text:style-name="P16"><draw:frame draw:style-name="fr1" draw:name="Objeto5" text:anchor-type="paragraph" svg:width="16cm" svg:height="8.999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10">Figu</text:span><text:span text:style-name="T11">ra</text:span><text:span text:style-name="T10"> </text:span><text:span text:style-name="T17">4</text:span><text:span text:style-name="T11">: </text:span><text:span text:style-name="T16">Comparação de desempenho para escrita sequencial </text:span><text:span text:style-name="T17">em arquivos grandes</text:span><text:span text:style-name="T10">.</text:span></text:p>
      <text:p text:style-name="P6"><text:span text:style-name="T29">Como podemos ver o desempenho de escrita sequencial para ntfs é baixo e constante para os diversos tamanhos de arquivos, enquanto que para ext3 é consideravelmente melhor, porém saindo se melhor o ext4 em comparação ao ext3, e saindo se superior o btrfs em relação aos demais</text:span>.</text:p>
      <text:p text:style-name="P26"><draw:frame draw:style-name="fr1" draw:name="Objeto4" text:anchor-type="paragraph" svg:width="15.998cm" svg:height="8.31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7"><text:soft-page-break/><text:span text:style-name="T10">Figu</text:span><text:span text:style-name="T11">ra</text:span><text:span text:style-name="T10"> </text:span><text:span text:style-name="T18">5</text:span><text:span text:style-name="T11">: </text:span><text:span text:style-name="T16">Comparação de desempenho para </text:span><text:span text:style-name="T27">reescrita</text:span><text:span text:style-name="T16"> sequencial</text:span><text:span text:style-name="T10">.</text:span></text:p>
      <text:p text:style-name="P18"><draw:frame draw:style-name="fr1" draw:name="Objeto6" text:anchor-type="paragraph" svg:width="16cm" svg:height="8.999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10">Figu</text:span><text:span text:style-name="T11">ra</text:span><text:span text:style-name="T10"> </text:span><text:span text:style-name="T18">6</text:span><text:span text:style-name="T11">: </text:span><text:span text:style-name="T16">Comparação de desempenho para </text:span><text:span text:style-name="T27">reescrita</text:span><text:span text:style-name="T16"> sequencial </text:span><text:span text:style-name="T19">em arquivos grandes</text:span><text:span text:style-name="T10">.</text:span></text:p>
      <text:p text:style-name="P7"><text:span text:style-name="T29">Como podemos ver o desempenho de reescrita sequencial para ntfs é baixo e constante para os diversos tamanhos de arquivos, enquanto que para ext3 e ext4 é consideravelmente superior ao ntfs e equiparáveis entre si para arquivos de tamanho de até 1GB, enquanto que btrfs se sai superior a todos em tamanho de arquivo de até 2GB, e quando se trata de arquivos realmente grandes de 4GB ou mais o velho ext3 se sai superior</text:span>.</text:p>
      <text:p text:style-name="P9"/>
      <text:p text:style-name="P9"><draw:frame draw:style-name="fr1" draw:name="Objeto7" text:anchor-type="paragraph" svg:width="15.998cm" svg:height="8.34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9"><text:soft-page-break/><text:span text:style-name="T10">Figu</text:span><text:span text:style-name="T11">ra</text:span><text:span text:style-name="T10"> </text:span><text:span text:style-name="T20">7</text:span><text:span text:style-name="T11">: </text:span><text:span text:style-name="T16">Comparação de desempenho para escrita </text:span><text:span text:style-name="T20">aleatória</text:span><text:span text:style-name="T11">.</text:span></text:p>
      <text:p text:style-name="P19"><draw:frame draw:style-name="fr1" draw:name="Objeto8" text:anchor-type="paragraph" svg:width="16cm" svg:height="8.999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10">Figu</text:span><text:span text:style-name="T11">ra</text:span><text:span text:style-name="T10"> </text:span><text:span text:style-name="T20">8</text:span><text:span text:style-name="T11">: </text:span><text:span text:style-name="T16">Comparação de desempenho para escrita </text:span><text:span text:style-name="T20">aleatória</text:span><text:span text:style-name="T16"> </text:span><text:span text:style-name="T19">em arquivos grandes</text:span><text:span text:style-name="T10">.</text:span></text:p>
      <text:p text:style-name="P8"><text:span text:style-name="T29">Como podemos ver o desempenho de escrita aleatória para ntfs é baixo e relativamente constante para os diversos tamanhos de arquivos e se saindo até bem para arquivos grandes, enquanto que para ext3 e ext4 é consideravelmente superior ao ntfs e equiparáveis entre si para arquivos de tamanho de até 1GB, enquanto que btrfs se sai bem a tamanhos de arquivos de até 512MB, e quando se trata de arquivos realmente grandes o velho ext3 se sai superior</text:span>. <text:span text:style-name="T31">Não foi possível medir o desempenho para btrfs em escrita aleatória para arquivos de 8GB no IOZone, pois apresentou erro em diversas tentativas.</text:span></text:p>
      <text:p text:style-name="P9"/>
      <text:p text:style-name="P9"><text:soft-page-break/></text:p>
      <text:p text:style-name="P9"/>
      <text:p text:style-name="P20"><draw:frame draw:style-name="fr1" draw:name="Objeto9" text:anchor-type="paragraph" svg:width="15.998cm" svg:height="8.341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10">Figu</text:span><text:span text:style-name="T11">ra</text:span><text:span text:style-name="T10"> </text:span><text:span text:style-name="T21">9</text:span><text:span text:style-name="T11">: </text:span><text:span text:style-name="T16">Comparação de desempenho para </text:span><text:span text:style-name="T22">leitura</text:span><text:span text:style-name="T16"> </text:span><text:span text:style-name="T22">sequencial</text:span><text:span text:style-name="T11">.</text:span></text:p>
      <text:p text:style-name="P20"><draw:frame draw:style-name="fr1" draw:name="Objeto10" text:anchor-type="paragraph" svg:width="16cm" svg:height="8.999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10">Figu</text:span><text:span text:style-name="T11">ra</text:span><text:span text:style-name="T10"> </text:span><text:span text:style-name="T21">10</text:span><text:span text:style-name="T11">: </text:span><text:span text:style-name="T16">Comparação de desempenho para </text:span><text:span text:style-name="T22">leitura</text:span><text:span text:style-name="T16"> </text:span><text:span text:style-name="T22">sequencial</text:span><text:span text:style-name="T16"> </text:span><text:span text:style-name="T19">em arquivos grandes</text:span><text:span text:style-name="T10">.</text:span></text:p>
      <text:p text:style-name="P31">Como podemos ver o desempenho de leitura é muito variável ao tamanho de arquivo, se avaliarmos pela média teremos que o ext4 com maior desempenho, e ainda devemos considerar que em leitura o ntfs não decepcionou e até mesmo se mostrou melhor para grandes arquivos.</text:p>
      <text:p text:style-name="SBC_3a_reference"/>
      <text:p text:style-name="SBC_3a_reference"/>
      <text:p text:style-name="SBC_3a_reference"><draw:frame draw:style-name="fr1" draw:name="Objeto11" text:anchor-type="paragraph" svg:width="15.998cm" svg:height="8.343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1"><text:soft-page-break/><text:span text:style-name="T10">Figu</text:span><text:span text:style-name="T11">ra</text:span><text:span text:style-name="T10"> </text:span><text:span text:style-name="T23">11</text:span><text:span text:style-name="T11">: </text:span><text:span text:style-name="T16">Comparação de desempenho para </text:span><text:span text:style-name="T27">releitura</text:span><text:span text:style-name="T16"> </text:span><text:span text:style-name="T22">sequencial</text:span><text:span text:style-name="T11">.</text:span></text:p>
      <text:p text:style-name="P21"><draw:frame draw:style-name="fr1" draw:name="Objeto13" text:anchor-type="paragraph" svg:width="16cm" svg:height="8.999cm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T10">Figu</text:span><text:span text:style-name="T11">ra</text:span><text:span text:style-name="T10"> </text:span><text:span text:style-name="T21">1</text:span><text:span text:style-name="T23">2</text:span><text:span text:style-name="T11">: </text:span><text:span text:style-name="T16">Comparação de desempenho para </text:span><text:span text:style-name="T27">releitura</text:span><text:span text:style-name="T16"> </text:span><text:span text:style-name="T22">sequencial</text:span><text:span text:style-name="T16"> </text:span><text:span text:style-name="T19">em arquivos grandes</text:span><text:span text:style-name="T10">.</text:span></text:p>
      <text:p text:style-name="P32">Como podemos ver o desempenho de <text:span text:style-name="T36">releitura</text:span> é muito variável ao tamanho de arquivo, se avaliarmos pela média teremos que o ext4 com maior desempenho, muito embora para arquivos grandes o ntfs se mostre com um ótimo desempenho.</text:p>
      <text:p text:style-name="P1"><text:a xlink:type="simple" xlink:href="http://en.wikipedia.org/wiki/Btrfs"/></text:p>
      <text:p text:style-name="P1"><draw:frame draw:style-name="fr1" draw:name="Objeto12" text:anchor-type="paragraph" svg:width="15.998cm" svg:height="8.37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2"><text:soft-page-break/><text:span text:style-name="T10">Figu</text:span><text:span text:style-name="T11">ra</text:span><text:span text:style-name="T10"> </text:span><text:span text:style-name="T23">1</text:span><text:span text:style-name="T24">3</text:span><text:span text:style-name="T11">: </text:span><text:span text:style-name="T16">Comparação de desempenho para </text:span><text:span text:style-name="T22">leitura</text:span><text:span text:style-name="T16"> </text:span><text:span text:style-name="T24">aleatória</text:span><text:span text:style-name="T11">.</text:span></text:p>
      <text:p text:style-name="P23"><draw:frame draw:style-name="fr1" draw:name="Objeto14" text:anchor-type="paragraph" svg:width="16cm" svg:height="8.999cm" draw:z-index="13"><draw:object xlink:href="./Object 14" xlink:type="simple" xlink:show="embed" xlink:actuate="onLoad"/><draw:image xlink:href="./ObjectReplacements/Object 14" xlink:type="simple" xlink:show="embed" xlink:actuate="onLoad"/></draw:frame><text:span text:style-name="T10">Figu</text:span><text:span text:style-name="T11">ra</text:span><text:span text:style-name="T10"> </text:span><text:span text:style-name="T21">1</text:span><text:span text:style-name="T25">4</text:span><text:span text:style-name="T11">: </text:span><text:span text:style-name="T16">Comparação de desempenho para </text:span><text:span text:style-name="T22">leitura</text:span><text:span text:style-name="T16"> </text:span><text:span text:style-name="T26">aleatória</text:span><text:span text:style-name="T16"> </text:span><text:span text:style-name="T19">em arquivos grandes</text:span><text:span text:style-name="T10">.</text:span></text:p>
      <text:p text:style-name="P33">Como podemos ver o desempenho de leitura aleatória é muito variável ao tamanho de arquivo, se avaliarmos pela média teremos que o btrfs com maior desempenho, muito embora para arquivos grandes o ext3 se mostre com um ótimo desempenho, Assim como o btrfs em escrita aleatória de 8GB, a leitura aleatória não foi possível ser medida por apresentar erro em todas as tentativas.</text:p>
      <text:p text:style-name="P1"/>
      <text:p text:style-name="P1"/>
      <text:p text:style-name="P1"/>
      <text:p text:style-name="P1"/>
      <text:h text:style-name="P41" text:outline-level="1"><text:soft-page-break/>Conclusões</text:h>
      <text:p text:style-name="P13">Podemos concluir que para escrita o ntfs se mostra extremamente ruim para arquivo<text:span text:style-name="T32">s</text:span> de pequeno a médio tamanho e para arquivos grandes oferendo nem a metade do desempenho que outros sistemas oferecem em escrita sequencial, e que o btrfs se mostrou muito bom para escritas de pequeno e médio tamanho, já para leitura pode notar-se que o desempenho é muito <text:span text:style-name="T32">variável</text:span> ao tamanho do arquivo. <text:span text:style-name="T32">Contudo devemos consideram além de velocidade as mais diversas melhorias que cada sistema se propõe a oferecer, como no caso de ext3 para ext4 que se propõe a melhorar a velocidade, maior capacidade de armazenamento, entre outras, e como o btrfs que se propõe a trazer melhorias de confiabilidade, escalabilidade e facilidade de gerenciamento.</text:span></text:p>
      <text:h text:style-name="P41" text:outline-level="1">Referências</text:h>
      <text:p text:style-name="P27">“EXT3”. </text:p>
      <text:p text:style-name="SBC_3a_reference"><text:tab/>&lt;http://en.wikipedia.org/wiki/Ext3&gt;. Acesso em 06/07/2014.</text:p>
      <text:p text:style-name="P27">“EXT4”. </text:p>
      <text:p text:style-name="SBC_3a_reference"><text:tab/>&lt;http://en.wikipedia.org/wiki/Ext<text:span text:style-name="T33">4</text:span>&gt;. Acesso em 06/07/2014.</text:p>
      <text:p text:style-name="P27">“BTRFS”. </text:p>
      <text:p text:style-name="SBC_3a_reference"><text:tab/>&lt;http://en.wikipedia.org/wiki/<text:span text:style-name="T33">Btrfs</text:span>&gt;. Acesso em 06/07/2014.</text:p>
      <text:p text:style-name="P27">“NTFS”. </text:p>
      <text:p text:style-name="SBC_3a_reference"><text:tab/>&lt;http://en.wikipedia.org/wiki/<text:span text:style-name="T33">Ntfs</text:span>&gt;. Acesso em 06/07/2014. </text:p>
      <text:p text:style-name="P28">“IOzone Filesystem Benchmark”. </text:p>
      <text:p text:style-name="P3"><text:tab/>&lt;<text:span text:style-name="T34">http://www.iozone.org</text:span>&gt;. Acesso em 06/07/2014.</text:p>
      <text:p text:style-name="P29">“Apresentando o Btrfs”. </text:p>
      <text:p text:style-name="P2"><text:tab/>&lt;<text:span text:style-name="T7">http://www.vivaolinux.com.br/artigo/Apresentando-o-Btrfs-Nova-geracao-de-sistema-de-arquivos-para-GNU-Linux</text:span>&gt;. Acesso em 06/07/201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1" svg:font-family="Helvetica" style:font-family-generic="swiss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Windows_x86 LibreOffice_project/882f8a0a489bc99a9e60c7905a60226254cb6ff0</meta:generator>
    <meta:creation-date>2010-08-03T10:11:27.48</meta:creation-date>
    <dc:language>pt-BR</dc:language>
    <meta:editing-cycles>78</meta:editing-cycles>
    <meta:editing-duration>PT10H29M8S</meta:editing-duration>
    <dc:date>2014-07-10T11:08:57.260000000</dc:date>
    <meta:print-date>2014-07-10T09:52:21.361000000</meta:print-date>
    <meta:document-statistic meta:table-count="0" meta:image-count="0" meta:object-count="14" meta:page-count="9" meta:paragraph-count="55" meta:word-count="1031" meta:character-count="6848" meta:non-whitespace-character-count="585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288cm" xlink:href="." xlink:type="simple" chart:class="chart:line" chart:style-name="ch1">
        <chart:title svg:x="7.228cm" svg:y="0.301cm" chart:style-name="ch2">
          <text:p>BTRFS</text:p>
        </chart:title>
        <chart:subtitle svg:x="7.095cm" svg:y="1.245cm" chart:style-name="ch3">
          <text:p>ESCRITA</text:p>
        </chart:subtitle>
        <chart:legend chart:legend-position="end" svg:x="13.516cm" svg:y="3.098cm" style:legend-expansion="high" chart:style-name="ch4"/>
        <chart:plot-area chart:style-name="ch5" chart:data-source-has-labels="both" svg:x="1.33cm" svg:y="2.258cm" svg:width="11.548cm" svg:height="4.884cm">
          <chartooo:coordinate-region svg:x="2.877cm" svg:y="2.457cm" svg:width="10.001cm" svg:height="3.239cm"/>
          <chart:axis chart:dimension="x" chart:name="primary-x" chart:style-name="ch6" chartooo:axis-type="auto">
            <chartooo:date-scale/>
            <chart:title svg:x="6.835cm" svg:y="7.307cm" chart:style-name="ch7">
              <text:p>KB</text:p>
            </chart:title>
            <chart:categories table:cell-range-address="local-table.$A$2:.$A$19"/>
          </chart:axis>
          <chart:axis chart:dimension="y" chart:name="primary-y" chart:style-name="ch6">
            <chart:title svg:x="0.451cm" svg:y="5.114cm" chart:style-name="ch8">
              <text:p>KB/S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series chart:style-name="ch13" chart:values-cell-range-address="local-table.$E$2:.$E$19" chart:label-cell-address="local-table.$E$1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</table:table-cell>
              <table:table-cell office:value-type="string">
                <text:p>Teste 2</text:p>
              </table:table-cell>
              <table:table-cell office:value-type="string">
                <text:p>Teste 3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</table:table-cell>
              <table:table-cell office:value-type="float" office:value="520419">
                <text:p>520419</text:p>
              </table:table-cell>
              <table:table-cell office:value-type="float" office:value="552557">
                <text:p>552557</text:p>
              </table:table-cell>
              <table:table-cell office:value-type="float" office:value="552557">
                <text:p>552557</text:p>
              </table:table-cell>
              <table:table-cell office:value-type="float" office:value="541844">
                <text:p>54184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703810">
                <text:p>703810</text:p>
              </table:table-cell>
              <table:table-cell office:value-type="float" office:value="821147">
                <text:p>821147</text:p>
              </table:table-cell>
              <table:table-cell office:value-type="float" office:value="718889">
                <text:p>718889</text:p>
              </table:table-cell>
              <table:table-cell office:value-type="float" office:value="747949">
                <text:p>74794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802614">
                <text:p>802614</text:p>
              </table:table-cell>
              <table:table-cell office:value-type="float" office:value="852984">
                <text:p>852984</text:p>
              </table:table-cell>
              <table:table-cell office:value-type="float" office:value="844929">
                <text:p>844929</text:p>
              </table:table-cell>
              <table:table-cell office:value-type="float" office:value="833509">
                <text:p>83350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898225">
                <text:p>898225</text:p>
              </table:table-cell>
              <table:table-cell office:value-type="float" office:value="914287">
                <text:p>914287</text:p>
              </table:table-cell>
              <table:table-cell office:value-type="float" office:value="895230">
                <text:p>895230</text:p>
              </table:table-cell>
              <table:table-cell office:value-type="float" office:value="902581">
                <text:p>90258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900637">
                <text:p>900637</text:p>
              </table:table-cell>
              <table:table-cell office:value-type="float" office:value="915028">
                <text:p>915028</text:p>
              </table:table-cell>
              <table:table-cell office:value-type="float" office:value="895194">
                <text:p>895194</text:p>
              </table:table-cell>
              <table:table-cell office:value-type="float" office:value="903620">
                <text:p>90362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959254">
                <text:p>959254</text:p>
              </table:table-cell>
              <table:table-cell office:value-type="float" office:value="941176">
                <text:p>941176</text:p>
              </table:table-cell>
              <table:table-cell office:value-type="float" office:value="938605">
                <text:p>938605</text:p>
              </table:table-cell>
              <table:table-cell office:value-type="float" office:value="946345">
                <text:p>94634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971997">
                <text:p>971997</text:p>
              </table:table-cell>
              <table:table-cell office:value-type="float" office:value="951223">
                <text:p>951223</text:p>
              </table:table-cell>
              <table:table-cell office:value-type="float" office:value="946194">
                <text:p>946194</text:p>
              </table:table-cell>
              <table:table-cell office:value-type="float" office:value="956471">
                <text:p>95647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62301">
                <text:p>962301</text:p>
              </table:table-cell>
              <table:table-cell office:value-type="float" office:value="941161">
                <text:p>941161</text:p>
              </table:table-cell>
              <table:table-cell office:value-type="float" office:value="1179741">
                <text:p>1179741</text:p>
              </table:table-cell>
              <table:table-cell office:value-type="float" office:value="1027734">
                <text:p>102773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288140">
                <text:p>1288140</text:p>
              </table:table-cell>
              <table:table-cell office:value-type="float" office:value="1032974">
                <text:p>1032974</text:p>
              </table:table-cell>
              <table:table-cell office:value-type="float" office:value="1178361">
                <text:p>1178361</text:p>
              </table:table-cell>
              <table:table-cell office:value-type="float" office:value="1166492">
                <text:p>116649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860128">
                <text:p>1860128</text:p>
              </table:table-cell>
              <table:table-cell office:value-type="float" office:value="1342297">
                <text:p>1342297</text:p>
              </table:table-cell>
              <table:table-cell office:value-type="float" office:value="1782795">
                <text:p>1782795</text:p>
              </table:table-cell>
              <table:table-cell office:value-type="float" office:value="1661740">
                <text:p>1661740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077139">
                <text:p>2077139</text:p>
              </table:table-cell>
              <table:table-cell office:value-type="float" office:value="1918455">
                <text:p>1918455</text:p>
              </table:table-cell>
              <table:table-cell office:value-type="float" office:value="1919634">
                <text:p>1919634</text:p>
              </table:table-cell>
              <table:table-cell office:value-type="float" office:value="1971743">
                <text:p>197174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099067">
                <text:p>2099067</text:p>
              </table:table-cell>
              <table:table-cell office:value-type="float" office:value="2093735">
                <text:p>2093735</text:p>
              </table:table-cell>
              <table:table-cell office:value-type="float" office:value="2183045">
                <text:p>2183045</text:p>
              </table:table-cell>
              <table:table-cell office:value-type="float" office:value="2125282">
                <text:p>212528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301288">
                <text:p>2301288</text:p>
              </table:table-cell>
              <table:table-cell office:value-type="float" office:value="2134829">
                <text:p>2134829</text:p>
              </table:table-cell>
              <table:table-cell office:value-type="float" office:value="2166803">
                <text:p>2166803</text:p>
              </table:table-cell>
              <table:table-cell office:value-type="float" office:value="2200973">
                <text:p>220097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294828">
                <text:p>2294828</text:p>
              </table:table-cell>
              <table:table-cell office:value-type="float" office:value="2202733">
                <text:p>2202733</text:p>
              </table:table-cell>
              <table:table-cell office:value-type="float" office:value="2327272">
                <text:p>2327272</text:p>
              </table:table-cell>
              <table:table-cell office:value-type="float" office:value="2274944">
                <text:p>227494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127123">
                <text:p>2127123</text:p>
              </table:table-cell>
              <table:table-cell office:value-type="float" office:value="2104416">
                <text:p>2104416</text:p>
              </table:table-cell>
              <table:table-cell office:value-type="float" office:value="2147445">
                <text:p>2147445</text:p>
              </table:table-cell>
              <table:table-cell office:value-type="float" office:value="2126328">
                <text:p>212632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399280">
                <text:p>399280</text:p>
              </table:table-cell>
              <table:table-cell office:value-type="float" office:value="453150">
                <text:p>453150</text:p>
              </table:table-cell>
              <table:table-cell office:value-type="float" office:value="457991">
                <text:p>457991</text:p>
              </table:table-cell>
              <table:table-cell office:value-type="float" office:value="436807">
                <text:p>43680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55513">
                <text:p>255513</text:p>
              </table:table-cell>
              <table:table-cell office:value-type="float" office:value="255299">
                <text:p>255299</text:p>
              </table:table-cell>
              <table:table-cell office:value-type="float" office:value="255560">
                <text:p>255560</text:p>
              </table:table-cell>
              <table:table-cell office:value-type="float" office:value="255457">
                <text:p>255457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08627">
                <text:p>208627</text:p>
              </table:table-cell>
              <table:table-cell office:value-type="float" office:value="205215">
                <text:p>205215</text:p>
              </table:table-cell>
              <table:table-cell office:value-type="float" office:value="209731">
                <text:p>209731</text:p>
              </table:table-cell>
              <table:table-cell office:value-type="float" office:value="207858">
                <text:p>2078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892cm" svg:y="0.315cm" chart:style-name="ch2">
          <text:p>COMPARAÇÃO 8GB</text:p>
        </chart:title>
        <chart:subtitle svg:x="7.135cm" svg:y="1.273cm" chart:style-name="ch3">
          <text:p>LEITURA</text:p>
        </chart:subtitle>
        <chart:legend chart:legend-position="bottom" svg:x="5.123cm" svg:y="8.216cm" style:legend-expansion="wide" chart:style-name="ch4"/>
        <chart:plot-area chart:style-name="ch5" chart:data-source-has-labels="row" svg:x="0.769cm" svg:y="2.135cm" svg:width="14.592cm" svg:height="4.92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79cm" svg:y="2.135cm" svg:width="14.265cm" svg:height="4.2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/>
          <chart:axis chart:dimension="y" chart:name="primary-y" chart:style-name="ch7">
            <chart:title svg:x="7.651cm" svg:y="7.235cm" chart:style-name="ch8">
              <text:p>KB/S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local-table.$B$2:.$B$2" chart:label-cell-address="local-table.$B$1" chart:class="chart:bar">
            <chart:data-point/>
          </chart:series>
          <chart:series chart:style-name="ch11" chart:values-cell-range-address="local-table.$C$2:.$C$2" chart:label-cell-address="local-table.$C$1" chart:class="chart:bar">
            <chart:data-point/>
          </chart:series>
          <chart:series chart:style-name="ch12" chart:values-cell-range-address="local-table.$D$2:.$D$2" chart:label-cell-address="local-table.$D$1" chart:class="chart:bar">
            <chart:data-point/>
          </chart:series>
          <chart:series chart:style-name="ch13" chart:values-cell-range-address="local-table.$E$2:.$E$2" chart:label-cell-address="local-table.$E$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BTRFS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78562">
                <text:p>178562</text:p>
              </table:table-cell>
              <table:table-cell office:value-type="float" office:value="180008">
                <text:p>180008</text:p>
              </table:table-cell>
              <table:table-cell office:value-type="float" office:value="149039">
                <text:p>149039</text:p>
              </table:table-cell>
              <table:table-cell office:value-type="float" office:value="229796">
                <text:p>22979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olid-type="cylinder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olid-type="cylinder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olid-type="cylinder"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342cm" xlink:href="." xlink:type="simple" chart:class="chart:bar" chart:style-name="ch1">
        <chart:title svg:x="6.381cm" svg:y="0.302cm" chart:style-name="ch2">
          <text:p>COMPARAÇÃO</text:p>
        </chart:title>
        <chart:subtitle svg:x="6.791cm" svg:y="1.247cm" chart:style-name="ch3">
          <text:p>RE-LEITURA</text:p>
        </chart:subtitle>
        <chart:legend chart:legend-position="end" svg:x="14.132cm" svg:y="3.125cm" style:legend-expansion="high" chart:style-name="ch4"/>
        <chart:plot-area chart:style-name="ch5" chart:data-source-has-labels="both" svg:x="1.33cm" svg:y="2.096cm" svg:width="12.164cm" svg:height="5.0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05cm" svg:y="2.199cm" svg:width="10.27cm" svg:height="3.5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43cm" svg:y="7.361cm" chart:style-name="ch7">
              <text:p>KB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059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BTRFS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</table:table-cell>
              <table:table-cell office:value-type="float" office:value="3875057">
                <text:p>3875057</text:p>
              </table:table-cell>
              <table:table-cell office:value-type="float" office:value="3261459">
                <text:p>3261459</text:p>
              </table:table-cell>
              <table:table-cell office:value-type="float" office:value="3166718">
                <text:p>3166718</text:p>
              </table:table-cell>
              <table:table-cell office:value-type="float" office:value="3577528">
                <text:p>357752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128095">
                <text:p>3128095</text:p>
              </table:table-cell>
              <table:table-cell office:value-type="float" office:value="3095145">
                <text:p>3095145</text:p>
              </table:table-cell>
              <table:table-cell office:value-type="float" office:value="2938148">
                <text:p>2938148</text:p>
              </table:table-cell>
              <table:table-cell office:value-type="float" office:value="3554268">
                <text:p>35542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965078">
                <text:p>2965078</text:p>
              </table:table-cell>
              <table:table-cell office:value-type="float" office:value="2966707">
                <text:p>2966707</text:p>
              </table:table-cell>
              <table:table-cell office:value-type="float" office:value="3069993">
                <text:p>3069993</text:p>
              </table:table-cell>
              <table:table-cell office:value-type="float" office:value="3628928">
                <text:p>362892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968595">
                <text:p>2968595</text:p>
              </table:table-cell>
              <table:table-cell office:value-type="float" office:value="2966605">
                <text:p>2966605</text:p>
              </table:table-cell>
              <table:table-cell office:value-type="float" office:value="3406882">
                <text:p>3406882</text:p>
              </table:table-cell>
              <table:table-cell office:value-type="float" office:value="3735097">
                <text:p>373509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909613">
                <text:p>2909613</text:p>
              </table:table-cell>
              <table:table-cell office:value-type="float" office:value="2964244">
                <text:p>2964244</text:p>
              </table:table-cell>
              <table:table-cell office:value-type="float" office:value="2929766">
                <text:p>2929766</text:p>
              </table:table-cell>
              <table:table-cell office:value-type="float" office:value="3476785">
                <text:p>347678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720161">
                <text:p>2720161</text:p>
              </table:table-cell>
              <table:table-cell office:value-type="float" office:value="2846421">
                <text:p>2846421</text:p>
              </table:table-cell>
              <table:table-cell office:value-type="float" office:value="2844137">
                <text:p>2844137</text:p>
              </table:table-cell>
              <table:table-cell office:value-type="float" office:value="2793194">
                <text:p>279319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622893">
                <text:p>2622893</text:p>
              </table:table-cell>
              <table:table-cell office:value-type="float" office:value="2693396">
                <text:p>2693396</text:p>
              </table:table-cell>
              <table:table-cell office:value-type="float" office:value="3113396">
                <text:p>3113396</text:p>
              </table:table-cell>
              <table:table-cell office:value-type="float" office:value="2430185">
                <text:p>243018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412152">
                <text:p>3412152</text:p>
              </table:table-cell>
              <table:table-cell office:value-type="float" office:value="2533144">
                <text:p>2533144</text:p>
              </table:table-cell>
              <table:table-cell office:value-type="float" office:value="3430062">
                <text:p>3430062</text:p>
              </table:table-cell>
              <table:table-cell office:value-type="float" office:value="3505636">
                <text:p>350563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450405">
                <text:p>3450405</text:p>
              </table:table-cell>
              <table:table-cell office:value-type="float" office:value="3411407">
                <text:p>3411407</text:p>
              </table:table-cell>
              <table:table-cell office:value-type="float" office:value="3780736">
                <text:p>3780736</text:p>
              </table:table-cell>
              <table:table-cell office:value-type="float" office:value="3805064">
                <text:p>380506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970500">
                <text:p>2970500</text:p>
              </table:table-cell>
              <table:table-cell office:value-type="float" office:value="4174113">
                <text:p>4174113</text:p>
              </table:table-cell>
              <table:table-cell office:value-type="float" office:value="3255616">
                <text:p>3255616</text:p>
              </table:table-cell>
              <table:table-cell office:value-type="float" office:value="3548784">
                <text:p>354878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4965150">
                <text:p>4965150</text:p>
              </table:table-cell>
              <table:table-cell office:value-type="float" office:value="4981364">
                <text:p>4981364</text:p>
              </table:table-cell>
              <table:table-cell office:value-type="float" office:value="3964112">
                <text:p>3964112</text:p>
              </table:table-cell>
              <table:table-cell office:value-type="float" office:value="4377173">
                <text:p>437717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001970">
                <text:p>5001970</text:p>
              </table:table-cell>
              <table:table-cell office:value-type="float" office:value="5402253">
                <text:p>5402253</text:p>
              </table:table-cell>
              <table:table-cell office:value-type="float" office:value="4694787">
                <text:p>4694787</text:p>
              </table:table-cell>
              <table:table-cell office:value-type="float" office:value="5031822">
                <text:p>503182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395915">
                <text:p>5395915</text:p>
              </table:table-cell>
              <table:table-cell office:value-type="float" office:value="5381288">
                <text:p>5381288</text:p>
              </table:table-cell>
              <table:table-cell office:value-type="float" office:value="5492582">
                <text:p>5492582</text:p>
              </table:table-cell>
              <table:table-cell office:value-type="float" office:value="5225852">
                <text:p>522585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773048">
                <text:p>5773048</text:p>
              </table:table-cell>
              <table:table-cell office:value-type="float" office:value="5752867">
                <text:p>5752867</text:p>
              </table:table-cell>
              <table:table-cell office:value-type="float" office:value="5568984">
                <text:p>5568984</text:p>
              </table:table-cell>
              <table:table-cell office:value-type="float" office:value="5393569">
                <text:p>539356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780049">
                <text:p>5780049</text:p>
              </table:table-cell>
              <table:table-cell office:value-type="float" office:value="5858106">
                <text:p>5858106</text:p>
              </table:table-cell>
              <table:table-cell office:value-type="float" office:value="5879239">
                <text:p>5879239</text:p>
              </table:table-cell>
              <table:table-cell office:value-type="float" office:value="5648758">
                <text:p>564875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939253">
                <text:p>5939253</text:p>
              </table:table-cell>
              <table:table-cell office:value-type="float" office:value="5915741">
                <text:p>5915741</text:p>
              </table:table-cell>
              <table:table-cell office:value-type="float" office:value="5963398">
                <text:p>5963398</text:p>
              </table:table-cell>
              <table:table-cell office:value-type="float" office:value="5242131">
                <text:p>524213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927172">
                <text:p>5927172</text:p>
              </table:table-cell>
              <table:table-cell office:value-type="float" office:value="5970543">
                <text:p>5970543</text:p>
              </table:table-cell>
              <table:table-cell office:value-type="float" office:value="5964616">
                <text:p>5964616</text:p>
              </table:table-cell>
              <table:table-cell office:value-type="float" office:value="321440">
                <text:p>321440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78454">
                <text:p>178454</text:p>
              </table:table-cell>
              <table:table-cell office:value-type="float" office:value="180230">
                <text:p>180230</text:p>
              </table:table-cell>
              <table:table-cell office:value-type="float" office:value="149941">
                <text:p>149941</text:p>
              </table:table-cell>
              <table:table-cell office:value-type="float" office:value="230471">
                <text:p>2304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olid-type="cylinder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olid-type="cylinder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olid-type="cylinder"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369cm" xlink:href="." xlink:type="simple" chart:class="chart:bar" chart:style-name="ch1">
        <chart:title svg:x="6.381cm" svg:y="0.303cm" chart:style-name="ch2">
          <text:p>COMPARAÇÃO</text:p>
        </chart:title>
        <chart:subtitle svg:x="6.024cm" svg:y="1.249cm" chart:style-name="ch3">
          <text:p>LEITURA ALEATÓRIA</text:p>
        </chart:subtitle>
        <chart:legend chart:legend-position="end" svg:x="14.132cm" svg:y="3.138cm" style:legend-expansion="high" chart:style-name="ch4"/>
        <chart:plot-area chart:style-name="ch5" chart:data-source-has-labels="both" svg:x="1.33cm" svg:y="2.099cm" svg:width="12.164cm" svg:height="5.12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022cm" svg:y="2.202cm" svg:width="10.326cm" svg:height="3.57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43cm" svg:y="7.388cm" chart:style-name="ch7">
              <text:p>KB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074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BTRFS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</table:table-cell>
              <table:table-cell office:value-type="float" office:value="4003598">
                <text:p>4003598</text:p>
              </table:table-cell>
              <table:table-cell office:value-type="float" office:value="3220784">
                <text:p>3220784</text:p>
              </table:table-cell>
              <table:table-cell office:value-type="float" office:value="3135689">
                <text:p>3135689</text:p>
              </table:table-cell>
              <table:table-cell office:value-type="float" office:value="3243993">
                <text:p>324399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737604">
                <text:p>3737604</text:p>
              </table:table-cell>
              <table:table-cell office:value-type="float" office:value="3455104">
                <text:p>3455104</text:p>
              </table:table-cell>
              <table:table-cell office:value-type="float" office:value="3469575">
                <text:p>3469575</text:p>
              </table:table-cell>
              <table:table-cell office:value-type="float" office:value="2752551">
                <text:p>275255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967835">
                <text:p>2967835</text:p>
              </table:table-cell>
              <table:table-cell office:value-type="float" office:value="3238641">
                <text:p>3238641</text:p>
              </table:table-cell>
              <table:table-cell office:value-type="float" office:value="3527102">
                <text:p>3527102</text:p>
              </table:table-cell>
              <table:table-cell office:value-type="float" office:value="3371990">
                <text:p>337199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589561">
                <text:p>3589561</text:p>
              </table:table-cell>
              <table:table-cell office:value-type="float" office:value="3422974">
                <text:p>3422974</text:p>
              </table:table-cell>
              <table:table-cell office:value-type="float" office:value="5944012">
                <text:p>5944012</text:p>
              </table:table-cell>
              <table:table-cell office:value-type="float" office:value="3419364">
                <text:p>341936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251832">
                <text:p>3251832</text:p>
              </table:table-cell>
              <table:table-cell office:value-type="float" office:value="3120707">
                <text:p>3120707</text:p>
              </table:table-cell>
              <table:table-cell office:value-type="float" office:value="3452322">
                <text:p>3452322</text:p>
              </table:table-cell>
              <table:table-cell office:value-type="float" office:value="3249835">
                <text:p>324983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740173">
                <text:p>2740173</text:p>
              </table:table-cell>
              <table:table-cell office:value-type="float" office:value="2785634">
                <text:p>2785634</text:p>
              </table:table-cell>
              <table:table-cell office:value-type="float" office:value="2867016">
                <text:p>2867016</text:p>
              </table:table-cell>
              <table:table-cell office:value-type="float" office:value="2742874">
                <text:p>274287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394536">
                <text:p>2394536</text:p>
              </table:table-cell>
              <table:table-cell office:value-type="float" office:value="2473656">
                <text:p>2473656</text:p>
              </table:table-cell>
              <table:table-cell office:value-type="float" office:value="2875330">
                <text:p>2875330</text:p>
              </table:table-cell>
              <table:table-cell office:value-type="float" office:value="2253977">
                <text:p>225397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681608">
                <text:p>3681608</text:p>
              </table:table-cell>
              <table:table-cell office:value-type="float" office:value="2427621">
                <text:p>2427621</text:p>
              </table:table-cell>
              <table:table-cell office:value-type="float" office:value="3456608">
                <text:p>3456608</text:p>
              </table:table-cell>
              <table:table-cell office:value-type="float" office:value="4379637">
                <text:p>437963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009291">
                <text:p>4009291</text:p>
              </table:table-cell>
              <table:table-cell office:value-type="float" office:value="4200277">
                <text:p>4200277</text:p>
              </table:table-cell>
              <table:table-cell office:value-type="float" office:value="3403342">
                <text:p>3403342</text:p>
              </table:table-cell>
              <table:table-cell office:value-type="float" office:value="4196380">
                <text:p>4196380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446836">
                <text:p>4446836</text:p>
              </table:table-cell>
              <table:table-cell office:value-type="float" office:value="3565398">
                <text:p>3565398</text:p>
              </table:table-cell>
              <table:table-cell office:value-type="float" office:value="3684232">
                <text:p>3684232</text:p>
              </table:table-cell>
              <table:table-cell office:value-type="float" office:value="4540760">
                <text:p>4540760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5017897">
                <text:p>5017897</text:p>
              </table:table-cell>
              <table:table-cell office:value-type="float" office:value="5235056">
                <text:p>5235056</text:p>
              </table:table-cell>
              <table:table-cell office:value-type="float" office:value="5256334">
                <text:p>5256334</text:p>
              </table:table-cell>
              <table:table-cell office:value-type="float" office:value="4687658">
                <text:p>468765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174377">
                <text:p>5174377</text:p>
              </table:table-cell>
              <table:table-cell office:value-type="float" office:value="5330313">
                <text:p>5330313</text:p>
              </table:table-cell>
              <table:table-cell office:value-type="float" office:value="5398716">
                <text:p>5398716</text:p>
              </table:table-cell>
              <table:table-cell office:value-type="float" office:value="4612631">
                <text:p>461263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323611">
                <text:p>5323611</text:p>
              </table:table-cell>
              <table:table-cell office:value-type="float" office:value="5461912">
                <text:p>5461912</text:p>
              </table:table-cell>
              <table:table-cell office:value-type="float" office:value="5496627">
                <text:p>5496627</text:p>
              </table:table-cell>
              <table:table-cell office:value-type="float" office:value="4755561">
                <text:p>475556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433134">
                <text:p>5433134</text:p>
              </table:table-cell>
              <table:table-cell office:value-type="float" office:value="5511671">
                <text:p>5511671</text:p>
              </table:table-cell>
              <table:table-cell office:value-type="float" office:value="5541023">
                <text:p>5541023</text:p>
              </table:table-cell>
              <table:table-cell office:value-type="float" office:value="5012009">
                <text:p>501200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493273">
                <text:p>5493273</text:p>
              </table:table-cell>
              <table:table-cell office:value-type="float" office:value="5532202">
                <text:p>5532202</text:p>
              </table:table-cell>
              <table:table-cell office:value-type="float" office:value="5457115">
                <text:p>5457115</text:p>
              </table:table-cell>
              <table:table-cell office:value-type="float" office:value="5206323">
                <text:p>520632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539954">
                <text:p>5539954</text:p>
              </table:table-cell>
              <table:table-cell office:value-type="float" office:value="5530802">
                <text:p>5530802</text:p>
              </table:table-cell>
              <table:table-cell office:value-type="float" office:value="5552175">
                <text:p>5552175</text:p>
              </table:table-cell>
              <table:table-cell office:value-type="float" office:value="4947215">
                <text:p>494721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548105">
                <text:p>5548105</text:p>
              </table:table-cell>
              <table:table-cell office:value-type="float" office:value="5530059">
                <text:p>5530059</text:p>
              </table:table-cell>
              <table:table-cell office:value-type="float" office:value="5513598">
                <text:p>5513598</text:p>
              </table:table-cell>
              <table:table-cell office:value-type="float" office:value="28794">
                <text:p>2879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5823">
                <text:p>25823</text:p>
              </table:table-cell>
              <table:table-cell office:value-type="float" office:value="23802">
                <text:p>23802</text:p>
              </table:table-cell>
              <table:table-cell office:value-type="float" office:value="0">
                <text:p>0</text:p>
              </table:table-cell>
              <table:table-cell office:value-type="float" office:value="13231">
                <text:p>1323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892cm" svg:y="0.315cm" chart:style-name="ch2">
          <text:p>COMPARAÇÃO 8GB</text:p>
        </chart:title>
        <chart:subtitle svg:x="6.791cm" svg:y="1.273cm" chart:style-name="ch3">
          <text:p>RE-LEITURA</text:p>
        </chart:subtitle>
        <chart:legend chart:legend-position="bottom" svg:x="5.123cm" svg:y="8.216cm" style:legend-expansion="wide" chart:style-name="ch4"/>
        <chart:plot-area chart:style-name="ch5" chart:data-source-has-labels="row" svg:x="0.769cm" svg:y="2.135cm" svg:width="14.592cm" svg:height="4.92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79cm" svg:y="2.135cm" svg:width="14.265cm" svg:height="4.2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/>
          <chart:axis chart:dimension="y" chart:name="primary-y" chart:style-name="ch7">
            <chart:title svg:x="7.651cm" svg:y="7.235cm" chart:style-name="ch8">
              <text:p>KB/S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local-table.$B$2:.$B$2" chart:label-cell-address="local-table.$B$1" chart:class="chart:bar">
            <chart:data-point/>
          </chart:series>
          <chart:series chart:style-name="ch11" chart:values-cell-range-address="local-table.$C$2:.$C$2" chart:label-cell-address="local-table.$C$1" chart:class="chart:bar">
            <chart:data-point/>
          </chart:series>
          <chart:series chart:style-name="ch12" chart:values-cell-range-address="local-table.$D$2:.$D$2" chart:label-cell-address="local-table.$D$1" chart:class="chart:bar">
            <chart:data-point/>
          </chart:series>
          <chart:series chart:style-name="ch13" chart:values-cell-range-address="local-table.$E$2:.$E$2" chart:label-cell-address="local-table.$E$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BTRFS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78454">
                <text:p>178454</text:p>
              </table:table-cell>
              <table:table-cell office:value-type="float" office:value="180230">
                <text:p>180230</text:p>
              </table:table-cell>
              <table:table-cell office:value-type="float" office:value="149941">
                <text:p>149941</text:p>
              </table:table-cell>
              <table:table-cell office:value-type="float" office:value="230471">
                <text:p>23047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892cm" svg:y="0.315cm" chart:style-name="ch2">
          <text:p>COMPARAÇÃO 8GB</text:p>
        </chart:title>
        <chart:subtitle svg:x="6.024cm" svg:y="1.273cm" chart:style-name="ch3">
          <text:p>LEITURA ALEATÓRIA</text:p>
        </chart:subtitle>
        <chart:legend chart:legend-position="bottom" svg:x="5.951cm" svg:y="8.216cm" style:legend-expansion="wide" chart:style-name="ch4"/>
        <chart:plot-area chart:style-name="ch5" chart:data-source-has-labels="row" svg:x="0.769cm" svg:y="2.135cm" svg:width="14.592cm" svg:height="4.92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89cm" svg:y="2.135cm" svg:width="14.244cm" svg:height="4.2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/>
          <chart:axis chart:dimension="y" chart:name="primary-y" chart:style-name="ch7">
            <chart:title svg:x="7.651cm" svg:y="7.235cm" chart:style-name="ch8">
              <text:p>KB/S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local-table.$B$2:.$B$2" chart:label-cell-address="local-table.$B$1" chart:class="chart:bar">
            <chart:data-point/>
          </chart:series>
          <chart:series chart:style-name="ch11" chart:values-cell-range-address="local-table.$C$2:.$C$2" chart:label-cell-address="local-table.$C$1" chart:class="chart:bar">
            <chart:data-point/>
          </chart:series>
          <chart:series chart:style-name="ch12" chart:values-cell-range-address="local-table.$D$2:.$D$2" chart:label-cell-address="local-table.$D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5823">
                <text:p>25823</text:p>
              </table:table-cell>
              <table:table-cell office:value-type="float" office:value="23802">
                <text:p>23802</text:p>
              </table:table-cell>
              <table:table-cell office:value-type="float" office:value="13231">
                <text:p>1323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95cm" xlink:href="." xlink:type="simple" chart:class="chart:line" chart:style-name="ch1">
        <chart:title svg:x="7.228cm" svg:y="0.303cm" chart:style-name="ch2">
          <text:p>BTRFS</text:p>
        </chart:title>
        <chart:subtitle svg:x="7.135cm" svg:y="1.249cm" chart:style-name="ch3">
          <text:p>LEITURA</text:p>
        </chart:subtitle>
        <chart:legend chart:legend-position="end" svg:x="13.516cm" svg:y="3.151cm" style:legend-expansion="high" chart:style-name="ch4"/>
        <chart:plot-area chart:style-name="ch5" chart:data-source-has-labels="both" svg:x="1.33cm" svg:y="2.266cm" svg:width="11.548cm" svg:height="4.981cm">
          <chartooo:coordinate-region svg:x="2.877cm" svg:y="2.465cm" svg:width="10.001cm" svg:height="3.336cm"/>
          <chart:axis chart:dimension="x" chart:name="primary-x" chart:style-name="ch6" chartooo:axis-type="auto">
            <chartooo:date-scale/>
            <chart:title svg:x="6.835cm" svg:y="7.414cm" chart:style-name="ch7">
              <text:p>KB</text:p>
            </chart:title>
            <chart:categories table:cell-range-address="local-table.$A$2:.$A$19"/>
          </chart:axis>
          <chart:axis chart:dimension="y" chart:name="primary-y" chart:style-name="ch6">
            <chart:title svg:x="0.451cm" svg:y="5.17cm" chart:style-name="ch8">
              <text:p>KB/S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series chart:style-name="ch13" chart:values-cell-range-address="local-table.$E$2:.$E$19" chart:label-cell-address="local-table.$E$1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</table:table-cell>
              <table:table-cell office:value-type="string">
                <text:p>Teste 2</text:p>
              </table:table-cell>
              <table:table-cell office:value-type="string">
                <text:p>Teste 3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</table:table-cell>
              <table:table-cell office:value-type="float" office:value="3363612">
                <text:p>3363612</text:p>
              </table:table-cell>
              <table:table-cell office:value-type="float" office:value="3203069">
                <text:p>3203069</text:p>
              </table:table-cell>
              <table:table-cell office:value-type="float" office:value="3203069">
                <text:p>3203069</text:p>
              </table:table-cell>
              <table:table-cell office:value-type="float" office:value="3256583">
                <text:p>325658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124872">
                <text:p>3124872</text:p>
              </table:table-cell>
              <table:table-cell office:value-type="float" office:value="3124872">
                <text:p>3124872</text:p>
              </table:table-cell>
              <table:table-cell office:value-type="float" office:value="3053774">
                <text:p>3053774</text:p>
              </table:table-cell>
              <table:table-cell office:value-type="float" office:value="3101173">
                <text:p>310117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935279">
                <text:p>2935279</text:p>
              </table:table-cell>
              <table:table-cell office:value-type="float" office:value="3009318">
                <text:p>3009318</text:p>
              </table:table-cell>
              <table:table-cell office:value-type="float" office:value="2943325">
                <text:p>2943325</text:p>
              </table:table-cell>
              <table:table-cell office:value-type="float" office:value="2962641">
                <text:p>296264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910635">
                <text:p>2910635</text:p>
              </table:table-cell>
              <table:table-cell office:value-type="float" office:value="2979282">
                <text:p>2979282</text:p>
              </table:table-cell>
              <table:table-cell office:value-type="float" office:value="3459188">
                <text:p>3459188</text:p>
              </table:table-cell>
              <table:table-cell office:value-type="float" office:value="3116368">
                <text:p>311636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884840">
                <text:p>2884840</text:p>
              </table:table-cell>
              <table:table-cell office:value-type="float" office:value="2632033">
                <text:p>2632033</text:p>
              </table:table-cell>
              <table:table-cell office:value-type="float" office:value="2820430">
                <text:p>2820430</text:p>
              </table:table-cell>
              <table:table-cell office:value-type="float" office:value="2779101">
                <text:p>277910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798201">
                <text:p>2798201</text:p>
              </table:table-cell>
              <table:table-cell office:value-type="float" office:value="2592166">
                <text:p>2592166</text:p>
              </table:table-cell>
              <table:table-cell office:value-type="float" office:value="2774700">
                <text:p>2774700</text:p>
              </table:table-cell>
              <table:table-cell office:value-type="float" office:value="2721689">
                <text:p>272168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485223">
                <text:p>2485223</text:p>
              </table:table-cell>
              <table:table-cell office:value-type="float" office:value="2550529">
                <text:p>2550529</text:p>
              </table:table-cell>
              <table:table-cell office:value-type="float" office:value="2630589">
                <text:p>2630589</text:p>
              </table:table-cell>
              <table:table-cell office:value-type="float" office:value="2555447">
                <text:p>255544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422291">
                <text:p>2422291</text:p>
              </table:table-cell>
              <table:table-cell office:value-type="float" office:value="2316625">
                <text:p>2316625</text:p>
              </table:table-cell>
              <table:table-cell office:value-type="float" office:value="2471958">
                <text:p>2471958</text:p>
              </table:table-cell>
              <table:table-cell office:value-type="float" office:value="2403625">
                <text:p>240362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507112">
                <text:p>2507112</text:p>
              </table:table-cell>
              <table:table-cell office:value-type="float" office:value="2330279">
                <text:p>2330279</text:p>
              </table:table-cell>
              <table:table-cell office:value-type="float" office:value="2396343">
                <text:p>2396343</text:p>
              </table:table-cell>
              <table:table-cell office:value-type="float" office:value="2411245">
                <text:p>241124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621439">
                <text:p>2621439</text:p>
              </table:table-cell>
              <table:table-cell office:value-type="float" office:value="2380026">
                <text:p>2380026</text:p>
              </table:table-cell>
              <table:table-cell office:value-type="float" office:value="3135670">
                <text:p>3135670</text:p>
              </table:table-cell>
              <table:table-cell office:value-type="float" office:value="2712378">
                <text:p>271237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4795848">
                <text:p>4795848</text:p>
              </table:table-cell>
              <table:table-cell office:value-type="float" office:value="3713923">
                <text:p>3713923</text:p>
              </table:table-cell>
              <table:table-cell office:value-type="float" office:value="3498429">
                <text:p>3498429</text:p>
              </table:table-cell>
              <table:table-cell office:value-type="float" office:value="4002733">
                <text:p>400273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131631">
                <text:p>5131631</text:p>
              </table:table-cell>
              <table:table-cell office:value-type="float" office:value="4006242">
                <text:p>4006242</text:p>
              </table:table-cell>
              <table:table-cell office:value-type="float" office:value="4673490">
                <text:p>4673490</text:p>
              </table:table-cell>
              <table:table-cell office:value-type="float" office:value="4603788">
                <text:p>460378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182053">
                <text:p>5182053</text:p>
              </table:table-cell>
              <table:table-cell office:value-type="float" office:value="4724595">
                <text:p>4724595</text:p>
              </table:table-cell>
              <table:table-cell office:value-type="float" office:value="4997125">
                <text:p>4997125</text:p>
              </table:table-cell>
              <table:table-cell office:value-type="float" office:value="4967924">
                <text:p>496792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586441">
                <text:p>5586441</text:p>
              </table:table-cell>
              <table:table-cell office:value-type="float" office:value="5346053">
                <text:p>5346053</text:p>
              </table:table-cell>
              <table:table-cell office:value-type="float" office:value="5484234">
                <text:p>5484234</text:p>
              </table:table-cell>
              <table:table-cell office:value-type="float" office:value="5472243">
                <text:p>547224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671380">
                <text:p>5671380</text:p>
              </table:table-cell>
              <table:table-cell office:value-type="float" office:value="5649314">
                <text:p>5649314</text:p>
              </table:table-cell>
              <table:table-cell office:value-type="float" office:value="5690495">
                <text:p>5690495</text:p>
              </table:table-cell>
              <table:table-cell office:value-type="float" office:value="5670396">
                <text:p>567039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833506">
                <text:p>5833506</text:p>
              </table:table-cell>
              <table:table-cell office:value-type="float" office:value="5756549">
                <text:p>5756549</text:p>
              </table:table-cell>
              <table:table-cell office:value-type="float" office:value="5805569">
                <text:p>5805569</text:p>
              </table:table-cell>
              <table:table-cell office:value-type="float" office:value="5798541">
                <text:p>579854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813844">
                <text:p>5813844</text:p>
              </table:table-cell>
              <table:table-cell office:value-type="float" office:value="5766895">
                <text:p>5766895</text:p>
              </table:table-cell>
              <table:table-cell office:value-type="float" office:value="5770387">
                <text:p>5770387</text:p>
              </table:table-cell>
              <table:table-cell office:value-type="float" office:value="5783709">
                <text:p>5783709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48598">
                <text:p>148598</text:p>
              </table:table-cell>
              <table:table-cell office:value-type="float" office:value="149691">
                <text:p>149691</text:p>
              </table:table-cell>
              <table:table-cell office:value-type="float" office:value="148829">
                <text:p>148829</text:p>
              </table:table-cell>
              <table:table-cell office:value-type="float" office:value="149039">
                <text:p>1490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olid-type="cylinder"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symbol-type="named-symbol" chart:symbol-name="diamond" chart:symbol-width="0.25cm" chart:symbol-height="0.2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olid-type="cylinder" chart:symbol-type="named-symbol" chart:symbol-name="arrow-down" chart:symbol-width="0.25cm" chart:symbol-height="0.25cm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olid-type="cylinder" chart:symbol-type="named-symbol" chart:symbol-name="arrow-up" chart:symbol-width="0.25cm" chart:symbol-height="0.25cm"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8.447cm" xlink:href="." xlink:type="simple" chart:class="chart:bar" chart:style-name="ch1">
        <chart:title svg:x="6.381cm" svg:y="0.304cm" chart:style-name="ch2">
          <text:p>COMPARAÇÃO</text:p>
        </chart:title>
        <chart:subtitle svg:x="7.095cm" svg:y="1.251cm" chart:style-name="ch3">
          <text:p>ESCRITA</text:p>
        </chart:subtitle>
        <chart:legend chart:legend-position="end" svg:x="14.133cm" svg:y="3.177cm" style:legend-expansion="high" chart:style-name="ch4"/>
        <chart:plot-area chart:style-name="ch5" chart:data-source-has-labels="both" svg:x="1.33cm" svg:y="2.102cm" svg:width="12.165cm" svg:height="5.19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956cm" svg:y="2.205cm" svg:width="10.459cm" svg:height="3.64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43cm" svg:y="7.466cm" chart:style-name="ch7">
              <text:p>KB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114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BTRFS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</table:table-cell>
              <table:table-cell office:value-type="float" office:value="195085">
                <text:p>195085</text:p>
              </table:table-cell>
              <table:table-cell office:value-type="float" office:value="331943">
                <text:p>331943</text:p>
              </table:table-cell>
              <table:table-cell office:value-type="float" office:value="541844">
                <text:p>541844</text:p>
              </table:table-cell>
              <table:table-cell office:value-type="float" office:value="28749">
                <text:p>2874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25524">
                <text:p>225524</text:p>
              </table:table-cell>
              <table:table-cell office:value-type="float" office:value="380087">
                <text:p>380087</text:p>
              </table:table-cell>
              <table:table-cell office:value-type="float" office:value="747949">
                <text:p>747949</text:p>
              </table:table-cell>
              <table:table-cell office:value-type="float" office:value="38496">
                <text:p>3849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43101">
                <text:p>243101</text:p>
              </table:table-cell>
              <table:table-cell office:value-type="float" office:value="404397">
                <text:p>404397</text:p>
              </table:table-cell>
              <table:table-cell office:value-type="float" office:value="833509">
                <text:p>833509</text:p>
              </table:table-cell>
              <table:table-cell office:value-type="float" office:value="41128">
                <text:p>4112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52816">
                <text:p>252816</text:p>
              </table:table-cell>
              <table:table-cell office:value-type="float" office:value="426518">
                <text:p>426518</text:p>
              </table:table-cell>
              <table:table-cell office:value-type="float" office:value="902581">
                <text:p>902581</text:p>
              </table:table-cell>
              <table:table-cell office:value-type="float" office:value="51186">
                <text:p>5118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63493">
                <text:p>363493</text:p>
              </table:table-cell>
              <table:table-cell office:value-type="float" office:value="443267">
                <text:p>443267</text:p>
              </table:table-cell>
              <table:table-cell office:value-type="float" office:value="903620">
                <text:p>903620</text:p>
              </table:table-cell>
              <table:table-cell office:value-type="float" office:value="59048">
                <text:p>590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76699">
                <text:p>276699</text:p>
              </table:table-cell>
              <table:table-cell office:value-type="float" office:value="446463">
                <text:p>446463</text:p>
              </table:table-cell>
              <table:table-cell office:value-type="float" office:value="946345">
                <text:p>946345</text:p>
              </table:table-cell>
              <table:table-cell office:value-type="float" office:value="66575">
                <text:p>6657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65023">
                <text:p>365023</text:p>
              </table:table-cell>
              <table:table-cell office:value-type="float" office:value="616247">
                <text:p>616247</text:p>
              </table:table-cell>
              <table:table-cell office:value-type="float" office:value="956471">
                <text:p>956471</text:p>
              </table:table-cell>
              <table:table-cell office:value-type="float" office:value="64218">
                <text:p>6421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532884">
                <text:p>532884</text:p>
              </table:table-cell>
              <table:table-cell office:value-type="float" office:value="632277">
                <text:p>632277</text:p>
              </table:table-cell>
              <table:table-cell office:value-type="float" office:value="1027734">
                <text:p>1027734</text:p>
              </table:table-cell>
              <table:table-cell office:value-type="float" office:value="74708">
                <text:p>7470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602895">
                <text:p>602895</text:p>
              </table:table-cell>
              <table:table-cell office:value-type="float" office:value="742491">
                <text:p>742491</text:p>
              </table:table-cell>
              <table:table-cell office:value-type="float" office:value="1166492">
                <text:p>1166492</text:p>
              </table:table-cell>
              <table:table-cell office:value-type="float" office:value="71886">
                <text:p>7188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614959">
                <text:p>614959</text:p>
              </table:table-cell>
              <table:table-cell office:value-type="float" office:value="1058369">
                <text:p>1058369</text:p>
              </table:table-cell>
              <table:table-cell office:value-type="float" office:value="1661740">
                <text:p>1661740</text:p>
              </table:table-cell>
              <table:table-cell office:value-type="float" office:value="77243">
                <text:p>77243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681123">
                <text:p>681123</text:p>
              </table:table-cell>
              <table:table-cell office:value-type="float" office:value="1068650">
                <text:p>1068650</text:p>
              </table:table-cell>
              <table:table-cell office:value-type="float" office:value="1971743">
                <text:p>1971743</text:p>
              </table:table-cell>
              <table:table-cell office:value-type="float" office:value="75603">
                <text:p>7560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655800">
                <text:p>655800</text:p>
              </table:table-cell>
              <table:table-cell office:value-type="float" office:value="1107876">
                <text:p>1107876</text:p>
              </table:table-cell>
              <table:table-cell office:value-type="float" office:value="2125282">
                <text:p>2125282</text:p>
              </table:table-cell>
              <table:table-cell office:value-type="float" office:value="75990">
                <text:p>75990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659145">
                <text:p>659145</text:p>
              </table:table-cell>
              <table:table-cell office:value-type="float" office:value="1148856">
                <text:p>1148856</text:p>
              </table:table-cell>
              <table:table-cell office:value-type="float" office:value="2200973">
                <text:p>2200973</text:p>
              </table:table-cell>
              <table:table-cell office:value-type="float" office:value="74740">
                <text:p>74740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691239">
                <text:p>691239</text:p>
              </table:table-cell>
              <table:table-cell office:value-type="float" office:value="1170294">
                <text:p>1170294</text:p>
              </table:table-cell>
              <table:table-cell office:value-type="float" office:value="2274944">
                <text:p>2274944</text:p>
              </table:table-cell>
              <table:table-cell office:value-type="float" office:value="79638">
                <text:p>7963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429903">
                <text:p>429903</text:p>
              </table:table-cell>
              <table:table-cell office:value-type="float" office:value="1034188">
                <text:p>1034188</text:p>
              </table:table-cell>
              <table:table-cell office:value-type="float" office:value="2126328">
                <text:p>2126328</text:p>
              </table:table-cell>
              <table:table-cell office:value-type="float" office:value="72592">
                <text:p>7259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46521">
                <text:p>246521</text:p>
              </table:table-cell>
              <table:table-cell office:value-type="float" office:value="362334">
                <text:p>362334</text:p>
              </table:table-cell>
              <table:table-cell office:value-type="float" office:value="436807">
                <text:p>436807</text:p>
              </table:table-cell>
              <table:table-cell office:value-type="float" office:value="76029">
                <text:p>7602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25713">
                <text:p>225713</text:p>
              </table:table-cell>
              <table:table-cell office:value-type="float" office:value="245589">
                <text:p>245589</text:p>
              </table:table-cell>
              <table:table-cell office:value-type="float" office:value="255457">
                <text:p>255457</text:p>
              </table:table-cell>
              <table:table-cell office:value-type="float" office:value="73914">
                <text:p>7391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01995">
                <text:p>201995</text:p>
              </table:table-cell>
              <table:table-cell office:value-type="float" office:value="205567">
                <text:p>205567</text:p>
              </table:table-cell>
              <table:table-cell office:value-type="float" office:value="207858">
                <text:p>207858</text:p>
              </table:table-cell>
              <table:table-cell office:value-type="float" office:value="73656">
                <text:p>736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olid-type="cylinder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olid-type="cylinder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olid-type="cylinder"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316cm" xlink:href="." xlink:type="simple" chart:class="chart:bar" chart:style-name="ch1">
        <chart:title svg:x="6.381cm" svg:y="0.302cm" chart:style-name="ch2">
          <text:p>COMPARAÇÃO</text:p>
        </chart:title>
        <chart:subtitle svg:x="6.751cm" svg:y="1.247cm" chart:style-name="ch3">
          <text:p>RE-ESCRITA</text:p>
        </chart:subtitle>
        <chart:legend chart:legend-position="end" svg:x="14.132cm" svg:y="3.112cm" style:legend-expansion="high" chart:style-name="ch4"/>
        <chart:plot-area chart:style-name="ch5" chart:data-source-has-labels="both" svg:x="1.33cm" svg:y="2.096cm" svg:width="12.164cm" svg:height="5.07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079cm" svg:y="2.199cm" svg:width="10.213cm" svg:height="3.52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43cm" svg:y="7.335cm" chart:style-name="ch7">
              <text:p>KB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046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BTRFS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</table:table-cell>
              <table:table-cell office:value-type="float" office:value="764003">
                <text:p>764003</text:p>
              </table:table-cell>
              <table:table-cell office:value-type="float" office:value="758818">
                <text:p>758818</text:p>
              </table:table-cell>
              <table:table-cell office:value-type="float" office:value="777116">
                <text:p>777116</text:p>
              </table:table-cell>
              <table:table-cell office:value-type="float" office:value="53743">
                <text:p>537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14611">
                <text:p>914611</text:p>
              </table:table-cell>
              <table:table-cell office:value-type="float" office:value="859284">
                <text:p>859284</text:p>
              </table:table-cell>
              <table:table-cell office:value-type="float" office:value="1016553">
                <text:p>1016553</text:p>
              </table:table-cell>
              <table:table-cell office:value-type="float" office:value="54701">
                <text:p>5470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927686">
                <text:p>927686</text:p>
              </table:table-cell>
              <table:table-cell office:value-type="float" office:value="930154">
                <text:p>930154</text:p>
              </table:table-cell>
              <table:table-cell office:value-type="float" office:value="1147916">
                <text:p>1147916</text:p>
              </table:table-cell>
              <table:table-cell office:value-type="float" office:value="57132">
                <text:p>5713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67915">
                <text:p>967915</text:p>
              </table:table-cell>
              <table:table-cell office:value-type="float" office:value="957309">
                <text:p>957309</text:p>
              </table:table-cell>
              <table:table-cell office:value-type="float" office:value="1240905">
                <text:p>1240905</text:p>
              </table:table-cell>
              <table:table-cell office:value-type="float" office:value="63968">
                <text:p>6396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962110">
                <text:p>962110</text:p>
              </table:table-cell>
              <table:table-cell office:value-type="float" office:value="1001120">
                <text:p>1001120</text:p>
              </table:table-cell>
              <table:table-cell office:value-type="float" office:value="1296929">
                <text:p>1296929</text:p>
              </table:table-cell>
              <table:table-cell office:value-type="float" office:value="83787">
                <text:p>8378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959391">
                <text:p>959391</text:p>
              </table:table-cell>
              <table:table-cell office:value-type="float" office:value="973623">
                <text:p>973623</text:p>
              </table:table-cell>
              <table:table-cell office:value-type="float" office:value="1296531">
                <text:p>1296531</text:p>
              </table:table-cell>
              <table:table-cell office:value-type="float" office:value="79554">
                <text:p>7955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026705">
                <text:p>2026705</text:p>
              </table:table-cell>
              <table:table-cell office:value-type="float" office:value="970800">
                <text:p>970800</text:p>
              </table:table-cell>
              <table:table-cell office:value-type="float" office:value="1248566">
                <text:p>1248566</text:p>
              </table:table-cell>
              <table:table-cell office:value-type="float" office:value="84437">
                <text:p>8443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277454">
                <text:p>1277454</text:p>
              </table:table-cell>
              <table:table-cell office:value-type="float" office:value="1101584">
                <text:p>1101584</text:p>
              </table:table-cell>
              <table:table-cell office:value-type="float" office:value="1241052">
                <text:p>1241052</text:p>
              </table:table-cell>
              <table:table-cell office:value-type="float" office:value="108595">
                <text:p>10859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405298">
                <text:p>1405298</text:p>
              </table:table-cell>
              <table:table-cell office:value-type="float" office:value="1460618">
                <text:p>1460618</text:p>
              </table:table-cell>
              <table:table-cell office:value-type="float" office:value="1346037">
                <text:p>1346037</text:p>
              </table:table-cell>
              <table:table-cell office:value-type="float" office:value="86811">
                <text:p>8681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582877">
                <text:p>1582877</text:p>
              </table:table-cell>
              <table:table-cell office:value-type="float" office:value="1657206">
                <text:p>1657206</text:p>
              </table:table-cell>
              <table:table-cell office:value-type="float" office:value="1786649">
                <text:p>1786649</text:p>
              </table:table-cell>
              <table:table-cell office:value-type="float" office:value="103047">
                <text:p>10304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875765">
                <text:p>1875765</text:p>
              </table:table-cell>
              <table:table-cell office:value-type="float" office:value="1979605">
                <text:p>1979605</text:p>
              </table:table-cell>
              <table:table-cell office:value-type="float" office:value="2295032">
                <text:p>2295032</text:p>
              </table:table-cell>
              <table:table-cell office:value-type="float" office:value="100168">
                <text:p>10016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010592">
                <text:p>2010592</text:p>
              </table:table-cell>
              <table:table-cell office:value-type="float" office:value="2185115">
                <text:p>2185115</text:p>
              </table:table-cell>
              <table:table-cell office:value-type="float" office:value="2465913">
                <text:p>2465913</text:p>
              </table:table-cell>
              <table:table-cell office:value-type="float" office:value="93910">
                <text:p>93910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098594">
                <text:p>2098594</text:p>
              </table:table-cell>
              <table:table-cell office:value-type="float" office:value="2200242">
                <text:p>2200242</text:p>
              </table:table-cell>
              <table:table-cell office:value-type="float" office:value="2715822">
                <text:p>2715822</text:p>
              </table:table-cell>
              <table:table-cell office:value-type="float" office:value="96527">
                <text:p>9652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203045">
                <text:p>2203045</text:p>
              </table:table-cell>
              <table:table-cell office:value-type="float" office:value="2232687">
                <text:p>2232687</text:p>
              </table:table-cell>
              <table:table-cell office:value-type="float" office:value="2773120">
                <text:p>2773120</text:p>
              </table:table-cell>
              <table:table-cell office:value-type="float" office:value="89094">
                <text:p>8909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204649">
                <text:p>2204649</text:p>
              </table:table-cell>
              <table:table-cell office:value-type="float" office:value="2233624">
                <text:p>2233624</text:p>
              </table:table-cell>
              <table:table-cell office:value-type="float" office:value="2588760">
                <text:p>2588760</text:p>
              </table:table-cell>
              <table:table-cell office:value-type="float" office:value="91702">
                <text:p>9170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386580">
                <text:p>386580</text:p>
              </table:table-cell>
              <table:table-cell office:value-type="float" office:value="267007">
                <text:p>267007</text:p>
              </table:table-cell>
              <table:table-cell office:value-type="float" office:value="435837">
                <text:p>435837</text:p>
              </table:table-cell>
              <table:table-cell office:value-type="float" office:value="89108">
                <text:p>89108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53821">
                <text:p>253821</text:p>
              </table:table-cell>
              <table:table-cell office:value-type="float" office:value="223353">
                <text:p>223353</text:p>
              </table:table-cell>
              <table:table-cell office:value-type="float" office:value="250433">
                <text:p>250433</text:p>
              </table:table-cell>
              <table:table-cell office:value-type="float" office:value="88636">
                <text:p>8863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08696">
                <text:p>208696</text:p>
              </table:table-cell>
              <table:table-cell office:value-type="float" office:value="204015">
                <text:p>204015</text:p>
              </table:table-cell>
              <table:table-cell office:value-type="float" office:value="183884">
                <text:p>183884</text:p>
              </table:table-cell>
              <table:table-cell office:value-type="float" office:value="87978">
                <text:p>879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892cm" svg:y="0.315cm" chart:style-name="ch2">
          <text:p>COMPARAÇÃO 8GB</text:p>
        </chart:title>
        <chart:subtitle svg:x="7.095cm" svg:y="1.273cm" chart:style-name="ch3">
          <text:p>ESCRITA</text:p>
        </chart:subtitle>
        <chart:legend chart:legend-position="top" svg:x="5.123cm" svg:y="2.141cm" style:legend-expansion="wide" chart:style-name="ch4"/>
        <chart:plot-area chart:style-name="ch5" chart:data-source-has-labels="row" svg:x="0.769cm" svg:y="2.918cm" svg:width="14.592cm" svg:height="4.92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79cm" svg:y="2.918cm" svg:width="14.265cm" svg:height="4.2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/>
          <chart:axis chart:dimension="y" chart:name="primary-y" chart:style-name="ch7">
            <chart:title svg:x="7.651cm" svg:y="8.018cm" chart:style-name="ch8">
              <text:p>KB/S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local-table.$B$2:.$B$2" chart:label-cell-address="local-table.$B$1" chart:class="chart:bar">
            <chart:data-point/>
          </chart:series>
          <chart:series chart:style-name="ch11" chart:values-cell-range-address="local-table.$C$2:.$C$2" chart:label-cell-address="local-table.$C$1" chart:class="chart:bar">
            <chart:data-point/>
          </chart:series>
          <chart:series chart:style-name="ch12" chart:values-cell-range-address="local-table.$D$2:.$D$2" chart:label-cell-address="local-table.$D$1" chart:class="chart:bar">
            <chart:data-point/>
          </chart:series>
          <chart:series chart:style-name="ch13" chart:values-cell-range-address="local-table.$E$2:.$E$2" chart:label-cell-address="local-table.$E$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BTRFS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01995">
                <text:p>201995</text:p>
              </table:table-cell>
              <table:table-cell office:value-type="float" office:value="205567">
                <text:p>205567</text:p>
              </table:table-cell>
              <table:table-cell office:value-type="float" office:value="207858">
                <text:p>207858</text:p>
              </table:table-cell>
              <table:table-cell office:value-type="float" office:value="73656">
                <text:p>736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892cm" svg:y="0.315cm" chart:style-name="ch2">
          <text:p>COMPARAÇÃO 8GB</text:p>
        </chart:title>
        <chart:subtitle svg:x="6.751cm" svg:y="1.273cm" chart:style-name="ch3">
          <text:p>RE-ESCRITA</text:p>
        </chart:subtitle>
        <chart:legend chart:legend-position="top" svg:x="5.123cm" svg:y="2.141cm" style:legend-expansion="wide" chart:style-name="ch4"/>
        <chart:plot-area chart:style-name="ch5" chart:data-source-has-labels="row" svg:x="0.769cm" svg:y="2.918cm" svg:width="14.592cm" svg:height="4.92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79cm" svg:y="2.918cm" svg:width="14.265cm" svg:height="4.2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/>
          <chart:axis chart:dimension="y" chart:name="primary-y" chart:style-name="ch7">
            <chart:title svg:x="7.651cm" svg:y="8.018cm" chart:style-name="ch8">
              <text:p>KB/S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local-table.$B$2:.$B$2" chart:label-cell-address="local-table.$B$1" chart:class="chart:bar">
            <chart:data-point/>
          </chart:series>
          <chart:series chart:style-name="ch11" chart:values-cell-range-address="local-table.$C$2:.$C$2" chart:label-cell-address="local-table.$C$1" chart:class="chart:bar">
            <chart:data-point/>
          </chart:series>
          <chart:series chart:style-name="ch12" chart:values-cell-range-address="local-table.$D$2:.$D$2" chart:label-cell-address="local-table.$D$1" chart:class="chart:bar">
            <chart:data-point/>
          </chart:series>
          <chart:series chart:style-name="ch13" chart:values-cell-range-address="local-table.$E$2:.$E$2" chart:label-cell-address="local-table.$E$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BTRFS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08696">
                <text:p>208696</text:p>
              </table:table-cell>
              <table:table-cell office:value-type="float" office:value="204015">
                <text:p>204015</text:p>
              </table:table-cell>
              <table:table-cell office:value-type="float" office:value="183884">
                <text:p>183884</text:p>
              </table:table-cell>
              <table:table-cell office:value-type="float" office:value="87978">
                <text:p>879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olid-type="cylinder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olid-type="cylinder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olid-type="cylinder"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341cm" xlink:href="." xlink:type="simple" chart:class="chart:bar" chart:style-name="ch1">
        <chart:title svg:x="6.381cm" svg:y="0.302cm" chart:style-name="ch2">
          <text:p>COMPARAÇÃO</text:p>
        </chart:title>
        <chart:subtitle svg:x="5.984cm" svg:y="1.247cm" chart:style-name="ch3">
          <text:p>ESCRITA ALEATÓRIA</text:p>
        </chart:subtitle>
        <chart:legend chart:legend-position="end" svg:x="14.132cm" svg:y="3.124cm" style:legend-expansion="high" chart:style-name="ch4"/>
        <chart:plot-area chart:style-name="ch5" chart:data-source-has-labels="both" svg:x="1.33cm" svg:y="2.096cm" svg:width="12.164cm" svg:height="5.09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051cm" svg:y="2.199cm" svg:width="10.268cm" svg:height="3.54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43cm" svg:y="7.36cm" chart:style-name="ch7">
              <text:p>KB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059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BTRFS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</table:table-cell>
              <table:table-cell office:value-type="float" office:value="998715">
                <text:p>998715</text:p>
              </table:table-cell>
              <table:table-cell office:value-type="float" office:value="926260">
                <text:p>926260</text:p>
              </table:table-cell>
              <table:table-cell office:value-type="float" office:value="1392258">
                <text:p>1392258</text:p>
              </table:table-cell>
              <table:table-cell office:value-type="float" office:value="55440">
                <text:p>5544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134458">
                <text:p>1134458</text:p>
              </table:table-cell>
              <table:table-cell office:value-type="float" office:value="1035540">
                <text:p>1035540</text:p>
              </table:table-cell>
              <table:table-cell office:value-type="float" office:value="1500477">
                <text:p>1500477</text:p>
              </table:table-cell>
              <table:table-cell office:value-type="float" office:value="57935">
                <text:p>5793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15833">
                <text:p>1015833</text:p>
              </table:table-cell>
              <table:table-cell office:value-type="float" office:value="1041077">
                <text:p>1041077</text:p>
              </table:table-cell>
              <table:table-cell office:value-type="float" office:value="1579520">
                <text:p>1579520</text:p>
              </table:table-cell>
              <table:table-cell office:value-type="float" office:value="58178">
                <text:p>5817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039260">
                <text:p>1039260</text:p>
              </table:table-cell>
              <table:table-cell office:value-type="float" office:value="1133738">
                <text:p>1133738</text:p>
              </table:table-cell>
              <table:table-cell office:value-type="float" office:value="2654272">
                <text:p>2654272</text:p>
              </table:table-cell>
              <table:table-cell office:value-type="float" office:value="63664">
                <text:p>6366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91181">
                <text:p>1091181</text:p>
              </table:table-cell>
              <table:table-cell office:value-type="float" office:value="1121811">
                <text:p>1121811</text:p>
              </table:table-cell>
              <table:table-cell office:value-type="float" office:value="1592691">
                <text:p>1592691</text:p>
              </table:table-cell>
              <table:table-cell office:value-type="float" office:value="64945">
                <text:p>6494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035055">
                <text:p>1035055</text:p>
              </table:table-cell>
              <table:table-cell office:value-type="float" office:value="1026694">
                <text:p>1026694</text:p>
              </table:table-cell>
              <table:table-cell office:value-type="float" office:value="1377439">
                <text:p>1377439</text:p>
              </table:table-cell>
              <table:table-cell office:value-type="float" office:value="79109">
                <text:p>7910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991762">
                <text:p>991762</text:p>
              </table:table-cell>
              <table:table-cell office:value-type="float" office:value="1012456">
                <text:p>1012456</text:p>
              </table:table-cell>
              <table:table-cell office:value-type="float" office:value="1378949">
                <text:p>1378949</text:p>
              </table:table-cell>
              <table:table-cell office:value-type="float" office:value="90770">
                <text:p>90770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767219">
                <text:p>1767219</text:p>
              </table:table-cell>
              <table:table-cell office:value-type="float" office:value="1538007">
                <text:p>1538007</text:p>
              </table:table-cell>
              <table:table-cell office:value-type="float" office:value="1364926">
                <text:p>1364926</text:p>
              </table:table-cell>
              <table:table-cell office:value-type="float" office:value="107712">
                <text:p>10771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328924">
                <text:p>2328924</text:p>
              </table:table-cell>
              <table:table-cell office:value-type="float" office:value="2147165">
                <text:p>2147165</text:p>
              </table:table-cell>
              <table:table-cell office:value-type="float" office:value="3017236">
                <text:p>3017236</text:p>
              </table:table-cell>
              <table:table-cell office:value-type="float" office:value="92862">
                <text:p>9286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275607">
                <text:p>2275607</text:p>
              </table:table-cell>
              <table:table-cell office:value-type="float" office:value="2364409">
                <text:p>2364409</text:p>
              </table:table-cell>
              <table:table-cell office:value-type="float" office:value="2873695">
                <text:p>2873695</text:p>
              </table:table-cell>
              <table:table-cell office:value-type="float" office:value="91981">
                <text:p>9198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258750">
                <text:p>2258750</text:p>
              </table:table-cell>
              <table:table-cell office:value-type="float" office:value="2366819">
                <text:p>2366819</text:p>
              </table:table-cell>
              <table:table-cell office:value-type="float" office:value="2836591">
                <text:p>2836591</text:p>
              </table:table-cell>
              <table:table-cell office:value-type="float" office:value="90755">
                <text:p>9075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284975">
                <text:p>2284975</text:p>
              </table:table-cell>
              <table:table-cell office:value-type="float" office:value="2330287">
                <text:p>2330287</text:p>
              </table:table-cell>
              <table:table-cell office:value-type="float" office:value="2816243">
                <text:p>2816243</text:p>
              </table:table-cell>
              <table:table-cell office:value-type="float" office:value="91050">
                <text:p>91050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253769">
                <text:p>2253769</text:p>
              </table:table-cell>
              <table:table-cell office:value-type="float" office:value="2366161">
                <text:p>2366161</text:p>
              </table:table-cell>
              <table:table-cell office:value-type="float" office:value="2830641">
                <text:p>2830641</text:p>
              </table:table-cell>
              <table:table-cell office:value-type="float" office:value="97672">
                <text:p>9767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316323">
                <text:p>2316323</text:p>
              </table:table-cell>
              <table:table-cell office:value-type="float" office:value="2358572">
                <text:p>2358572</text:p>
              </table:table-cell>
              <table:table-cell office:value-type="float" office:value="2815837">
                <text:p>2815837</text:p>
              </table:table-cell>
              <table:table-cell office:value-type="float" office:value="95951">
                <text:p>95951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275800">
                <text:p>2275800</text:p>
              </table:table-cell>
              <table:table-cell office:value-type="float" office:value="2348388">
                <text:p>2348388</text:p>
              </table:table-cell>
              <table:table-cell office:value-type="float" office:value="998423">
                <text:p>998423</text:p>
              </table:table-cell>
              <table:table-cell office:value-type="float" office:value="92075">
                <text:p>9207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302767">
                <text:p>302767</text:p>
              </table:table-cell>
              <table:table-cell office:value-type="float" office:value="239500">
                <text:p>239500</text:p>
              </table:table-cell>
              <table:table-cell office:value-type="float" office:value="191956">
                <text:p>191956</text:p>
              </table:table-cell>
              <table:table-cell office:value-type="float" office:value="90607">
                <text:p>9060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127014">
                <text:p>127014</text:p>
              </table:table-cell>
              <table:table-cell office:value-type="float" office:value="106438">
                <text:p>106438</text:p>
              </table:table-cell>
              <table:table-cell office:value-type="float" office:value="186263">
                <text:p>186263</text:p>
              </table:table-cell>
              <table:table-cell office:value-type="float" office:value="87047">
                <text:p>87047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61992">
                <text:p>61992</text:p>
              </table:table-cell>
              <table:table-cell office:value-type="float" office:value="54924">
                <text:p>54924</text:p>
              </table:table-cell>
              <table:table-cell office:value-type="float" office:value="0">
                <text:p>0</text:p>
              </table:table-cell>
              <table:table-cell office:value-type="float" office:value="60583">
                <text:p>605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381cm" svg:y="0.315cm" chart:style-name="ch2">
          <text:p>COMPARAÇÃO</text:p>
        </chart:title>
        <chart:subtitle svg:x="5.984cm" svg:y="1.273cm" chart:style-name="ch3">
          <text:p>ESCRITA ALEATÓRIA</text:p>
        </chart:subtitle>
        <chart:legend chart:legend-position="top" svg:x="5.951cm" svg:y="2.141cm" style:legend-expansion="wide" chart:style-name="ch4"/>
        <chart:plot-area chart:style-name="ch5" chart:data-source-has-labels="row" svg:x="0.769cm" svg:y="2.918cm" svg:width="14.592cm" svg:height="4.92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55cm" svg:y="2.918cm" svg:width="13.883cm" svg:height="4.2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/>
          <chart:axis chart:dimension="y" chart:name="primary-y" chart:style-name="ch7">
            <chart:title svg:x="7.651cm" svg:y="8.018cm" chart:style-name="ch8">
              <text:p>KB/S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local-table.$B$2:.$B$2" chart:label-cell-address="local-table.$B$1" chart:class="chart:bar">
            <chart:data-point/>
          </chart:series>
          <chart:series chart:style-name="ch11" chart:values-cell-range-address="local-table.$C$2:.$C$2" chart:label-cell-address="local-table.$C$1" chart:class="chart:bar">
            <chart:data-point/>
          </chart:series>
          <chart:series chart:style-name="ch12" chart:values-cell-range-address="local-table.$D$2:.$D$2" chart:label-cell-address="local-table.$D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61992">
                <text:p>61992</text:p>
              </table:table-cell>
              <table:table-cell office:value-type="float" office:value="54924">
                <text:p>54924</text:p>
              </table:table-cell>
              <table:table-cell office:value-type="float" office:value="60583">
                <text:p>6058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olid-type="cylinder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olid-type="cylinder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olid-type="cylinder"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341cm" xlink:href="." xlink:type="simple" chart:class="chart:bar" chart:style-name="ch1">
        <chart:title svg:x="6.381cm" svg:y="0.302cm" chart:style-name="ch2">
          <text:p>COMPARAÇÃO</text:p>
        </chart:title>
        <chart:subtitle svg:x="7.135cm" svg:y="1.247cm" chart:style-name="ch3">
          <text:p>LEITURA</text:p>
        </chart:subtitle>
        <chart:legend chart:legend-position="end" svg:x="14.132cm" svg:y="3.124cm" style:legend-expansion="high" chart:style-name="ch4"/>
        <chart:plot-area chart:style-name="ch5" chart:data-source-has-labels="both" svg:x="1.33cm" svg:y="2.096cm" svg:width="12.164cm" svg:height="5.09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051cm" svg:y="2.199cm" svg:width="10.268cm" svg:height="3.54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43cm" svg:y="7.36cm" chart:style-name="ch7">
              <text:p>KB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059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BTRFS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</table:table-cell>
              <table:table-cell office:value-type="float" office:value="3719390">
                <text:p>3719390</text:p>
              </table:table-cell>
              <table:table-cell office:value-type="float" office:value="3207945">
                <text:p>3207945</text:p>
              </table:table-cell>
              <table:table-cell office:value-type="float" office:value="3256583">
                <text:p>3256583</text:p>
              </table:table-cell>
              <table:table-cell office:value-type="float" office:value="3556877">
                <text:p>35568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493535">
                <text:p>3493535</text:p>
              </table:table-cell>
              <table:table-cell office:value-type="float" office:value="2608618">
                <text:p>2608618</text:p>
              </table:table-cell>
              <table:table-cell office:value-type="float" office:value="3101173">
                <text:p>3101173</text:p>
              </table:table-cell>
              <table:table-cell office:value-type="float" office:value="2837184">
                <text:p>28371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875247">
                <text:p>2875247</text:p>
              </table:table-cell>
              <table:table-cell office:value-type="float" office:value="2817261">
                <text:p>2817261</text:p>
              </table:table-cell>
              <table:table-cell office:value-type="float" office:value="2962641">
                <text:p>2962641</text:p>
              </table:table-cell>
              <table:table-cell office:value-type="float" office:value="2619266">
                <text:p>261926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914616">
                <text:p>2914616</text:p>
              </table:table-cell>
              <table:table-cell office:value-type="float" office:value="2852091">
                <text:p>2852091</text:p>
              </table:table-cell>
              <table:table-cell office:value-type="float" office:value="3116368">
                <text:p>3116368</text:p>
              </table:table-cell>
              <table:table-cell office:value-type="float" office:value="2819973">
                <text:p>281997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618287">
                <text:p>2618287</text:p>
              </table:table-cell>
              <table:table-cell office:value-type="float" office:value="2767267">
                <text:p>2767267</text:p>
              </table:table-cell>
              <table:table-cell office:value-type="float" office:value="2779101">
                <text:p>2779101</text:p>
              </table:table-cell>
              <table:table-cell office:value-type="float" office:value="2662001">
                <text:p>266200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648846">
                <text:p>2648846</text:p>
              </table:table-cell>
              <table:table-cell office:value-type="float" office:value="2748156">
                <text:p>2748156</text:p>
              </table:table-cell>
              <table:table-cell office:value-type="float" office:value="2721689">
                <text:p>2721689</text:p>
              </table:table-cell>
              <table:table-cell office:value-type="float" office:value="2623249">
                <text:p>262324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520012">
                <text:p>2520012</text:p>
              </table:table-cell>
              <table:table-cell office:value-type="float" office:value="2581955">
                <text:p>2581955</text:p>
              </table:table-cell>
              <table:table-cell office:value-type="float" office:value="2555447">
                <text:p>2555447</text:p>
              </table:table-cell>
              <table:table-cell office:value-type="float" office:value="2280240">
                <text:p>2280240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620561">
                <text:p>3620561</text:p>
              </table:table-cell>
              <table:table-cell office:value-type="float" office:value="3601853">
                <text:p>3601853</text:p>
              </table:table-cell>
              <table:table-cell office:value-type="float" office:value="2403625">
                <text:p>2403625</text:p>
              </table:table-cell>
              <table:table-cell office:value-type="float" office:value="2860158">
                <text:p>286015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812305">
                <text:p>3812305</text:p>
              </table:table-cell>
              <table:table-cell office:value-type="float" office:value="3269855">
                <text:p>3269855</text:p>
              </table:table-cell>
              <table:table-cell office:value-type="float" office:value="2411245">
                <text:p>2411245</text:p>
              </table:table-cell>
              <table:table-cell office:value-type="float" office:value="2938688">
                <text:p>293868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668841">
                <text:p>2668841</text:p>
              </table:table-cell>
              <table:table-cell office:value-type="float" office:value="5009770">
                <text:p>5009770</text:p>
              </table:table-cell>
              <table:table-cell office:value-type="float" office:value="2712378">
                <text:p>2712378</text:p>
              </table:table-cell>
              <table:table-cell office:value-type="float" office:value="2823214">
                <text:p>282321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863611">
                <text:p>3863611</text:p>
              </table:table-cell>
              <table:table-cell office:value-type="float" office:value="3732243">
                <text:p>3732243</text:p>
              </table:table-cell>
              <table:table-cell office:value-type="float" office:value="4002733">
                <text:p>4002733</text:p>
              </table:table-cell>
              <table:table-cell office:value-type="float" office:value="3453541">
                <text:p>345354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4831224">
                <text:p>4831224</text:p>
              </table:table-cell>
              <table:table-cell office:value-type="float" office:value="4773441">
                <text:p>4773441</text:p>
              </table:table-cell>
              <table:table-cell office:value-type="float" office:value="4603788">
                <text:p>4603788</text:p>
              </table:table-cell>
              <table:table-cell office:value-type="float" office:value="3647917">
                <text:p>364791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4858769">
                <text:p>4858769</text:p>
              </table:table-cell>
              <table:table-cell office:value-type="float" office:value="5066230">
                <text:p>5066230</text:p>
              </table:table-cell>
              <table:table-cell office:value-type="float" office:value="4967924">
                <text:p>4967924</text:p>
              </table:table-cell>
              <table:table-cell office:value-type="float" office:value="4419111">
                <text:p>441911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303440">
                <text:p>5303440</text:p>
              </table:table-cell>
              <table:table-cell office:value-type="float" office:value="5485574">
                <text:p>5485574</text:p>
              </table:table-cell>
              <table:table-cell office:value-type="float" office:value="5472243">
                <text:p>5472243</text:p>
              </table:table-cell>
              <table:table-cell office:value-type="float" office:value="4930292">
                <text:p>493029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395917">
                <text:p>5395917</text:p>
              </table:table-cell>
              <table:table-cell office:value-type="float" office:value="5610295">
                <text:p>5610295</text:p>
              </table:table-cell>
              <table:table-cell office:value-type="float" office:value="5670396">
                <text:p>5670396</text:p>
              </table:table-cell>
              <table:table-cell office:value-type="float" office:value="5266411">
                <text:p>526641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639001">
                <text:p>5639001</text:p>
              </table:table-cell>
              <table:table-cell office:value-type="float" office:value="5684426">
                <text:p>5684426</text:p>
              </table:table-cell>
              <table:table-cell office:value-type="float" office:value="5798541">
                <text:p>5798541</text:p>
              </table:table-cell>
              <table:table-cell office:value-type="float" office:value="4587904">
                <text:p>458790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760644">
                <text:p>5760644</text:p>
              </table:table-cell>
              <table:table-cell office:value-type="float" office:value="5788837">
                <text:p>5788837</text:p>
              </table:table-cell>
              <table:table-cell office:value-type="float" office:value="5783709">
                <text:p>5783709</text:p>
              </table:table-cell>
              <table:table-cell office:value-type="float" office:value="320015">
                <text:p>32001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78562">
                <text:p>178562</text:p>
              </table:table-cell>
              <table:table-cell office:value-type="float" office:value="180008">
                <text:p>180008</text:p>
              </table:table-cell>
              <table:table-cell office:value-type="float" office:value="149039">
                <text:p>149039</text:p>
              </table:table-cell>
              <table:table-cell office:value-type="float" office:value="229796">
                <text:p>22979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